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2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0.873cm"/>
    </style:style>
    <style:style style:name="co7" style:family="table-column">
      <style:table-column-properties fo:break-before="auto" style:column-width="4.911cm"/>
    </style:style>
    <style:style style:name="co8" style:family="table-column">
      <style:table-column-properties fo:break-before="auto" style:column-width="1.746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3.016cm"/>
    </style:style>
    <style:style style:name="co12" style:family="table-column">
      <style:table-column-properties fo:break-before="auto" style:column-width="4.577cm"/>
    </style:style>
    <style:style style:name="co13" style:family="table-column">
      <style:table-column-properties fo:break-before="auto" style:column-width="3.302cm"/>
    </style:style>
    <style:style style:name="co14" style:family="table-column">
      <style:table-column-properties fo:break-before="auto" style:column-width="4.44cm"/>
    </style:style>
    <style:style style:name="co15" style:family="table-column">
      <style:table-column-properties fo:break-before="auto" style:column-width="4.466cm"/>
    </style:style>
    <style:style style:name="co16" style:family="table-column">
      <style:table-column-properties fo:break-before="auto" style:column-width="4.494cm"/>
    </style:style>
    <style:style style:name="co17" style:family="table-column">
      <style:table-column-properties fo:break-before="auto" style:column-width="0.37cm"/>
    </style:style>
    <style:style style:name="co18" style:family="table-column">
      <style:table-column-properties fo:break-before="auto" style:column-width="5.854cm"/>
    </style:style>
    <style:style style:name="co19" style:family="table-column">
      <style:table-column-properties fo:break-before="auto" style:column-width="5.41cm"/>
    </style:style>
    <style:style style:name="co20" style:family="table-column">
      <style:table-column-properties fo:break-before="auto" style:column-width="1.984cm"/>
    </style:style>
    <style:style style:name="co21" style:family="table-column">
      <style:table-column-properties fo:break-before="auto" style:column-width="0.318cm"/>
    </style:style>
    <style:style style:name="co22" style:family="table-column">
      <style:table-column-properties fo:break-before="auto" style:column-width="3.731cm"/>
    </style:style>
    <style:style style:name="co23" style:family="table-column">
      <style:table-column-properties fo:break-before="auto" style:column-width="2.381cm"/>
    </style:style>
    <style:style style:name="co24" style:family="table-column">
      <style:table-column-properties fo:break-before="auto" style:column-width="1.429cm"/>
    </style:style>
    <style:style style:name="co25" style:family="table-column">
      <style:table-column-properties fo:break-before="auto" style:column-width="1.614cm"/>
    </style:style>
    <style:style style:name="co26" style:family="table-column">
      <style:table-column-properties fo:break-before="auto" style:column-width="1.64cm"/>
    </style:style>
    <style:style style:name="co27" style:family="table-column">
      <style:table-column-properties fo:break-before="auto" style:column-width="3.651cm"/>
    </style:style>
    <style:style style:name="co28" style:family="table-column">
      <style:table-column-properties fo:break-before="auto" style:column-width="2.831cm"/>
    </style:style>
    <style:style style:name="co29" style:family="table-column">
      <style:table-column-properties fo:break-before="auto" style:column-width="1.032cm"/>
    </style:style>
    <style:style style:name="co30" style:family="table-column">
      <style:table-column-properties fo:break-before="auto" style:column-width="2.247cm"/>
    </style:style>
    <style:style style:name="co31" style:family="table-column">
      <style:table-column-properties fo:break-before="auto" style:column-width="2.413cm"/>
    </style:style>
    <style:style style:name="co32" style:family="table-column">
      <style:table-column-properties fo:break-before="auto" style:column-width="2.496cm"/>
    </style:style>
    <style:style style:name="co33" style:family="table-column">
      <style:table-column-properties fo:break-before="auto" style:column-width="2.692cm"/>
    </style:style>
    <style:style style:name="ro1" style:family="table-row">
      <style:table-row-properties style:row-height="0.318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ro9" style:family="table-row">
      <style:table-row-properties style:row-height="1.323cm" fo:break-before="auto" style:use-optimal-row-height="false"/>
    </style:style>
    <style:style style:name="ro10" style:family="table-row">
      <style:table-row-properties style:row-height="0.397cm" fo:break-before="auto" style:use-optimal-row-height="false"/>
    </style:style>
    <style:style style:name="ro11" style:family="table-row">
      <style:table-row-properties style:row-height="0.411cm" fo:break-before="auto" style:use-optimal-row-height="tru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106"/>
    <style:style style:name="ce3" style:family="table-cell" style:parent-style-name="Default" style:data-style-name="N108"/>
    <style:style style:name="ce4" style:family="table-cell" style:parent-style-name="Default" style:data-style-name="N113"/>
    <style:style style:name="ce5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0.071cm solid #000000"/>
      <style:text-properties style:font-name="Times New Roman" style:font-name-asian="Times New Roman" style:font-name-complex="Times New Roman"/>
    </style:style>
    <style:style style:name="ce6" style:family="table-cell" style:parent-style-name="Default" style:data-style-name="N106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7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8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9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0.071cm solid #000000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0" style:family="table-cell" style:parent-style-name="Default" style:data-style-name="N5106">
      <style:table-cell-properties fo:background-color="#ccffcc" style:cell-protect="hidden-and-protected" style:print-content="tru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1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2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ff00ff"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3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4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17" style:family="table-cell" style:parent-style-name="Default" style:data-style-name="N0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18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none" fo:border-top="0.071cm solid #000000"/>
      <style:text-properties style:font-name="Times New Roman" style:font-name-asian="Times New Roman" style:font-name-complex="Times New Roman"/>
    </style:style>
    <style:style style:name="ce19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008000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5106">
      <style:table-cell-properties fo:background-color="#ccffcc" style:cell-protect="hidden-and-protected" style:print-content="true" style:vertical-align="automatic"/>
      <style:text-properties fo:color="#ccffcc" fo:font-size="8pt" style:font-size-asian="8pt" style:font-size-complex="8pt"/>
    </style:style>
    <style:style style:name="ce21" style:family="table-cell" style:parent-style-name="Default" style:data-style-name="N5106">
      <style:table-cell-properties fo:background-color="#ccffcc" style:cell-protect="hidden-and-protected" style:print-content="true" style:text-align-source="fix" style:repeat-content="false" fo:wrap-option="wrap" fo:border="0.039cm double #000000" style:border-line-width="0.002cm 0.035cm 0.002cm" style:vertical-align="middle"/>
      <style:paragraph-properties fo:text-align="start" fo:margin-left="0.353cm"/>
      <style:text-properties fo:color="#000080" style:font-name="Times New Roman" fo:font-size="9pt" style:font-name-asian="Times New Roman" style:font-size-asian="9pt" style:font-name-complex="Times New Roman" style:font-size-complex="9pt"/>
    </style:style>
    <style:style style:name="ce22" style:family="table-cell" style:parent-style-name="Default" style:data-style-name="N0">
      <style:table-cell-properties fo:background-color="#ccffcc" style:cell-protect="hidden-and-protected" style:print-content="true"/>
      <style:text-properties style:font-name="Times New Roman" style:font-name-asian="Times New Roman" style:font-name-complex="Times New Roman"/>
    </style:style>
    <style:style style:name="ce23" style:family="table-cell" style:parent-style-name="Default" style:data-style-name="N0">
      <style:table-cell-properties fo:background-color="#ccffcc" style:cell-protect="hidden-and-protected" style:print-content="true" fo:border="0.071cm solid #000000" style:vertical-align="middle"/>
      <style:text-properties style:font-name="Times New Roman" style:font-name-asian="Times New Roman" style:font-name-complex="Times New Roman"/>
    </style:style>
    <style:style style:name="ce24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1" style:font-name-asian="Times New Roman" style:font-name-complex="Times New Roman"/>
    </style:style>
    <style:style style:name="ce25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7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8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9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30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none" fo:border-top="none"/>
      <style:text-properties style:font-name="Times New Roman" style:font-name-asian="Times New Roman" style:font-name-complex="Times New Roman"/>
    </style:style>
    <style:style style:name="ce31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</style:style>
    <style:style style:name="ce32" style:family="table-cell" style:parent-style-name="Default" style:data-style-name="N0">
      <style:table-cell-properties fo:background-color="#ccffcc" style:cell-protect="hidden-and-protected" style:print-content="true" style:vertical-align="automatic"/>
    </style:style>
    <style:style style:name="ce33" style:family="table-cell" style:parent-style-name="Default" style:data-style-name="N0">
      <style:table-cell-properties fo:background-color="#ccffcc" style:cell-protect="hidden-and-protected" style:print-content="true" style:vertical-align="automatic"/>
      <style:text-properties fo:color="#ff00ff"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7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.706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8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9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0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1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2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</style:style>
    <style:style style:name="ce43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4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center"/>
      <style:text-properties fo:color="#ffffff" style:font-name="Times New Roman1" fo:font-weight="bold" style:font-name-asian="Times New Roman" style:font-weight-asian="bold" style:font-name-complex="Times New Roman" style:font-weight-complex="bold"/>
    </style:style>
    <style:style style:name="ce4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7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8" style:family="table-cell" style:parent-style-name="Default" style:data-style-name="N108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9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0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51" style:family="table-cell" style:parent-style-name="Default" style:data-style-name="N5106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2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3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4" style:family="table-cell" style:parent-style-name="Default" style:data-style-name="N108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5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56" style:family="table-cell" style:parent-style-name="Default" style:data-style-name="N110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7" style:family="table-cell" style:parent-style-name="Default" style:data-style-name="N108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8" style:family="table-cell" style:parent-style-name="Default" style:data-style-name="N108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9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60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0.071cm solid #000000"/>
      <style:text-properties style:font-name="Times New Roman" style:font-name-asian="Times New Roman" style:font-name-complex="Times New Roman"/>
    </style:style>
    <style:style style:name="ce61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2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0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4" style:family="table-cell" style:parent-style-name="Default" style:data-style-name="N5106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65" style:family="table-cell" style:parent-style-name="Default" style:data-style-name="N5106">
      <style:table-cell-properties style:cell-protect="hidden-and-protected" style:print-content="true" fo:background-color="transparent"/>
      <style:text-properties fo:color="#ffffff" style:font-name="Times New Roman" fo:font-size="8pt" style:font-name-asian="Times New Roman" style:font-size-asian="8pt" style:font-name-complex="Times New Roman" style:font-size-complex="8pt"/>
    </style:style>
    <style:style style:name="ce66" style:family="table-cell" style:parent-style-name="Default" style:data-style-name="N5106">
      <style:table-cell-properties style:cell-protect="hidden-and-protected" style:print-content="true"/>
      <style:text-properties fo:color="#ccffff" style:font-name="Times New Roman1" style:font-name-asian="Times New Roman" style:font-name-complex="Times New Roman"/>
    </style:style>
    <style:style style:name="ce67" style:family="table-cell" style:parent-style-name="Default" style:data-style-name="N5106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8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font-size="9pt" style:font-size-asian="9pt" style:font-size-complex="9pt"/>
    </style:style>
    <style:style style:name="ce69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0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font-size="9pt" style:font-size-asian="9pt" style:font-size-complex="9pt"/>
    </style:style>
    <style:style style:name="ce71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font-size="9pt" style:font-size-asian="9pt" style:font-size-complex="9pt"/>
    </style:style>
    <style:style style:name="ce72" style:family="table-cell" style:parent-style-name="Default" style:data-style-name="N0">
      <style:text-properties fo:font-size="9pt" style:font-size-asian="9pt" style:font-size-complex="9pt"/>
    </style:style>
    <style:style style:name="ce73" style:family="table-cell" style:parent-style-name="Default" style:data-style-name="N5106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start" fo:margin-left="0.353cm"/>
      <style:text-properties fo:font-size="9pt" style:font-size-asian="9pt" style:font-size-complex="9pt"/>
    </style:style>
    <style:style style:name="ce74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75" style:family="table-cell" style:parent-style-name="Default" style:data-style-name="N5106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6" style:family="table-cell" style:parent-style-name="Default" style:data-style-name="N5106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7" style:family="table-cell" style:parent-style-name="Default" style:data-style-name="N5106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8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9" style:family="table-cell" style:parent-style-name="Default" style:data-style-name="N5106">
      <style:table-cell-properties fo:border-bottom="none" fo:background-color="#ffffcc" style:cell-protect="hidden-and-protected" style:print-content="true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80" style:family="table-cell" style:parent-style-name="Default" style:data-style-name="N108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81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82" style:family="table-cell" style:parent-style-name="Default" style:data-style-name="N108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3" style:family="table-cell" style:parent-style-name="Default" style:data-style-name="N108">
      <style:table-cell-properties fo:border-bottom="none" fo:background-color="#ffffcc" fo:border-left="0.002cm solid #000000" fo:border-right="none" fo:border-top="none"/>
      <style:text-properties fo:font-size="9pt" style:font-size-asian="9pt" style:font-size-complex="9pt"/>
    </style:style>
    <style:style style:name="ce84" style:family="table-cell" style:parent-style-name="Default" style:data-style-name="N108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85" style:family="table-cell" style:parent-style-name="Default" style:data-style-name="N108">
      <style:text-properties fo:font-size="9pt" style:font-size-asian="9pt" style:font-size-complex="9pt"/>
    </style:style>
    <style:style style:name="ce86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87" style:family="table-cell" style:parent-style-name="Default" style:data-style-name="N108">
      <style:table-cell-properties fo:background-color="#ffffcc"/>
      <style:text-properties fo:font-size="9pt" style:font-size-asian="9pt" style:font-size-complex="9pt"/>
    </style:style>
    <style:style style:name="ce88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9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90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91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92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93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fo:font-size="9pt" style:font-size-asian="9pt" style:font-size-complex="9pt"/>
    </style:style>
    <style:style style:name="ce94" style:family="table-cell" style:parent-style-name="Default" style:data-style-name="N0">
      <style:table-cell-properties fo:background-color="#ccffff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95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6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fo:font-size="9pt" style:font-size-asian="9pt" style:font-size-complex="9pt"/>
    </style:style>
    <style:style style:name="ce9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fo:font-size="9pt" style:font-size-asian="9pt" style:font-size-complex="9pt"/>
    </style:style>
    <style:style style:name="ce99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00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fo:font-size="9pt" style:font-size-asian="9pt" style:font-size-complex="9pt"/>
    </style:style>
    <style:style style:name="ce101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fo:font-size="9pt" style:font-size-asian="9pt" style:font-size-complex="9pt"/>
    </style:style>
    <style:style style:name="ce10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03" style:family="table-cell" style:parent-style-name="Default" style:data-style-name="N1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06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08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108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1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1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4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7" style:family="table-cell" style:parent-style-name="Default" style:data-style-name="N3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8" style:family="table-cell" style:parent-style-name="Default" style:data-style-name="N108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9" style:family="table-cell" style:parent-style-name="Default" style:data-style-name="N108">
      <style:table-cell-properties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108">
      <style:table-cell-properties fo:border-bottom="0.071cm solid #000000" fo:border-left="none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1" style:family="table-cell" style:parent-style-name="Default" style:data-style-name="N108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2" style:family="table-cell" style:parent-style-name="Default" style:data-style-name="N108">
      <style:table-cell-properties fo:background-color="#ccffff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3" style:family="table-cell" style:parent-style-name="Default" style:data-style-name="N108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4" style:family="table-cell" style:parent-style-name="Default" style:data-style-name="N108">
      <style:table-cell-properties fo:border-bottom="0.071cm solid #000000" fo:background-color="transparent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5" style:family="table-cell" style:parent-style-name="Default" style:data-style-name="N108">
      <style:table-cell-properties fo:background-color="transparent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6" style:family="table-cell" style:parent-style-name="Default" style:data-style-name="N108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27" style:family="table-cell" style:parent-style-name="Default" style:data-style-name="N108">
      <style:text-properties style:font-name="Times New Roman" style:font-name-asian="Times New Roman" style:font-name-complex="Times New Roman"/>
    </style:style>
    <style:style style:name="ce128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9" style:family="table-cell" style:parent-style-name="Default" style:data-style-name="N106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0" style:family="table-cell" style:parent-style-name="Default" style:data-style-name="N106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131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1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3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/>
    </style:style>
    <style:style style:name="ce134" style:family="table-cell" style:parent-style-name="Default" style:data-style-name="N0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5" style:family="table-cell" style:parent-style-name="Default" style:data-style-name="N3">
      <style:text-properties style:font-name="Times New Roman" style:font-name-asian="Times New Roman" style:font-name-complex="Times New Roman"/>
    </style:style>
    <style:style style:name="ce136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7" style:family="table-cell" style:parent-style-name="Default" style:data-style-name="N3">
      <style:table-cell-properties style:vertical-align="automatic"/>
      <style:text-properties style:font-name="Times New Roman" style:font-name-asian="Times New Roman" style:font-name-complex="Times New Roman"/>
    </style:style>
    <style:style style:name="ce138" style:family="table-cell" style:parent-style-name="Default" style:data-style-name="N3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0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1" style:family="table-cell" style:parent-style-name="Default" style:data-style-name="N0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2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</style:style>
    <style:style style:name="ce143" style:family="table-cell" style:parent-style-name="Default" style:data-style-name="N0">
      <style:table-cell-properties fo:border-bottom="0.071cm solid #000000" fo:border-left="none" fo:border-right="none" fo:border-top="none" style:vertical-align="automatic"/>
      <style:text-properties style:font-name="Times New Roman" style:font-name-asian="Times New Roman" style:font-name-complex="Times New Roman"/>
    </style:style>
    <style:style style:name="ce144" style:family="table-cell" style:parent-style-name="Default" style:data-style-name="N108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5" style:family="table-cell" style:parent-style-name="Default" style:data-style-name="N108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46" style:family="table-cell" style:parent-style-name="Default" style:data-style-name="N108">
      <style:table-cell-properties fo:border-bottom="0.071cm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7" style:family="table-cell" style:parent-style-name="Default" style:data-style-name="N113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9" style:family="table-cell" style:parent-style-name="Default" style:data-style-name="N0">
      <style:table-cell-properties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VATQtr1" table:style-name="ta1" table:print-ranges="VATQtr1.A1:VATQtr1.I32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40"/>
        <table:table-column table:style-name="co7" table:default-cell-style-name="ce58"/>
        <table:table-column table:style-name="co8" table:default-cell-style-name="ce17"/>
        <table:table-column table:style-name="co9" table:default-cell-style-name="ce17"/>
        <table:table-column table:style-name="co10" table:default-cell-style-name="ce63"/>
        <table:table-column table:style-name="co11" table:visibility="collapse" table:default-cell-style-name="ce64"/>
        <table:table-column table:style-name="co10" table:default-cell-style-name="ce64"/>
        <table:table-column table:style-name="co10" table:number-columns-repeated="1012" table:default-cell-style-name="ce17"/>
        <table:table-row table:style-name="ro1">
          <table:table-cell table:style-name="ce5"/>
          <table:table-cell table:style-name="ce18" table:number-columns-repeated="4"/>
          <table:table-cell table:style-name="ce39"/>
          <table:table-cell table:style-name="ce48"/>
          <table:table-cell table:style-name="ce18"/>
          <table:table-cell table:style-name="ce60"/>
          <table:table-cell table:number-columns-repeated="1015"/>
        </table:table-row>
        <table:table-row table:style-name="ro2">
          <table:table-cell table:style-name="ce6"/>
          <table:table-cell table:style-name="ce19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6]" office:value-type="date" office:date-value="2009-11-30">
            <text:p>Monday, November 30, 2009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31"/>
          <table:table-cell table:style-name="ce32"/>
          <table:table-cell table:style-name="ce33" office:value-type="string">
            <text:p>Copy values in boxes to your Vat return</text:p>
          </table:table-cell>
          <table:table-cell table:style-name="ce22"/>
          <table:table-cell table:style-name="ce50"/>
          <table:table-cell table:style-name="ce59"/>
          <table:table-cell table:style-name="ce61"/>
          <table:table-cell/>
          <table:table-cell table:style-name="ce65" table:formula="of:=[$Vatinterface.B7]" office:value-type="date" office:date-value="2009-12-31">
            <text:p>Thursday, December 31, 2009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1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9" table:number-columns-repeated="2"/>
          <table:table-cell table:style-name="ce41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8]" office:value-type="date" office:date-value="2010-01-31">
            <text:p>Sunday, January 31, 2010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2"/>
          <table:table-cell table:style-name="ce34" office:value-type="string" table:number-columns-spanned="2" table:number-rows-spanned="1">
            <text:p>VAT Period ends</text:p>
          </table:table-cell>
          <table:covered-table-cell/>
          <table:table-cell table:style-name="ce51" office:value-type="date" office:date-value="2009-11-30">
            <text:p>Monday, November 30, 2009</text:p>
          </table:table-cell>
          <table:table-cell table:style-name="ce22"/>
          <table:table-cell table:style-name="ce61"/>
          <table:table-cell/>
          <table:table-cell table:style-name="ce65" table:formula="of:=[$Vatinterface.B9]" office:value-type="date" office:date-value="2010-02-28">
            <text:p>Sunday, February 28, 2010</text:p>
          </table:table-cell>
          <table:table-cell table:style-name="ce67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5"/>
          <table:table-cell table:style-name="ce42"/>
          <table:table-cell table:style-name="ce52"/>
          <table:table-cell table:style-name="ce22"/>
          <table:table-cell table:style-name="ce61"/>
          <table:table-cell/>
          <table:table-cell table:style-name="ce65" table:formula="of:=[$Vatinterface.B10]" office:value-type="date" office:date-value="2010-03-31">
            <text:p>Wednesday, March 31, 2010</text:p>
          </table:table-cell>
          <table:table-cell/>
          <table:table-cell table:style-name="ce63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6" office:value-type="string" table:number-columns-spanned="2" table:number-rows-spanned="1">
            <text:p>Due date:</text:p>
          </table:table-cell>
          <table:covered-table-cell/>
          <table:table-cell table:style-name="ce53" table:formula="of:=LOOKUP([.G$5];[$Vatinterface.B$1:.B$65536];[$Vatinterface.C$1:.C$65536])" office:value-type="float" office:value="40178">
            <text:p>31 December 2009</text:p>
          </table:table-cell>
          <table:table-cell table:style-name="ce22"/>
          <table:table-cell table:style-name="ce61"/>
          <table:table-cell/>
          <table:table-cell table:style-name="ce65" table:formula="of:=[$Vatinterface.B11]" office:value-type="date" office:date-value="2010-04-30">
            <text:p>Friday, April 30, 201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3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12]" office:value-type="date" office:date-value="2010-05-31">
            <text:p>Monday, May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1">
            <text:p>1</text:p>
          </table:table-cell>
          <table:table-cell table:style-name="ce54" table:formula="of:=LOOKUP([.G$5];[$Vatinterface.B$1:.B$65536];[$Vatinterface.G$1:.G$6553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3]" office:value-type="date" office:date-value="2010-06-30">
            <text:p>Wednesday, June 30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4]" office:value-type="date" office:date-value="2010-07-31">
            <text:p>Saturday, July 31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4" office:value-type="float" office:value="2">
            <text:p>2</text:p>
          </table:table-cell>
          <table:table-cell table:style-name="ce54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5]" office:value-type="date" office:date-value="2010-08-31">
            <text:p>Tuesday, August 31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6]" office:value-type="date" office:date-value="2010-09-30">
            <text:p>Thursday, September 30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3">
            <text:p>3</text:p>
          </table:table-cell>
          <table:table-cell table:style-name="ce54" table:formula="of:=[.G9]+[.G11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7]" office:value-type="date" office:date-value="2010-10-31">
            <text:p>Sunday, October 31, 2010</text:p>
          </table:table-cell>
          <table:table-cell table:number-columns-repeated="1013"/>
        </table:table-row>
        <table:table-row table:style-name="ro7">
          <table:table-cell table:style-name="ce9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8]" office:value-type="date" office:date-value="2010-11-30">
            <text:p>Tuesday, November 30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4" office:value-type="float" office:value="4">
            <text:p>4</text:p>
          </table:table-cell>
          <table:table-cell table:style-name="ce54" table:formula="of:=LOOKUP([.G$5];[$Vatinterface.B$1:.B$65536];[$Vatinterface.K$1:.K$6553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9]" office:value-type="date" office:date-value="2010-12-31">
            <text:p>Friday, December 31, 2010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9"/>
          <table:table-cell table:style-name="ce25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4" office:value-type="float" office:value="5">
            <text:p>5</text:p>
          </table:table-cell>
          <table:table-cell table:style-name="ce54" table:formula="of:=[.G13]-[.G15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10"/>
          <table:table-cell table:style-name="ce26" table:number-columns-repeated="4"/>
          <table:table-cell table:style-name="ce46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1"/>
          <table:table-cell table:style-name="ce27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8" table:number-columns-repeated="3"/>
          <table:table-cell table:style-name="ce38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9"/>
          <table:table-cell table:style-name="ce23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4" office:value-type="float" office:value="6">
            <text:p>6</text:p>
          </table:table-cell>
          <table:table-cell table:style-name="ce56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4" office:value-type="float" office:value="7">
            <text:p>7</text:p>
          </table:table-cell>
          <table:table-cell table:style-name="ce56" table:formula="of:=LOOKUP([.G$5];[$Vatinterface.B$1:.B$65536];[$Vatinterface.I$1:.I$65536]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2" office:value-type="string">
            <text:p>Note: </text:p>
          </table:table-cell>
          <table:table-cell table:style-name="ce29" office:value-type="string">
            <text:p>Box 2 is set to zero, any amounts due should be calculated and inserted manually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3"/>
          <table:table-cell table:style-name="ce29" office:value-type="string">
            <text:p>If goods are bought or sold to other EU states boxes 8 &amp; 9 on the return will require completion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4" office:value-type="string">
            <text:p>Vat returns must be received by HM Customs &amp; Excise on or before the due date to avoid surcharges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Make cheques payable to "H M Customs and Excise" and write your VAT registration number on the bac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Quote your VAT registration number as a reference if paying direct by ban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Account Name: HMCE VAT: Account No: 52055000 Sort Code: 10 00 00 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8">
          <table:table-cell table:style-name="ce16"/>
          <table:table-cell table:style-name="ce30" table:number-columns-repeated="4"/>
          <table:table-cell table:style-name="ce47"/>
          <table:table-cell table:style-name="ce57"/>
          <table:table-cell table:style-name="ce30"/>
          <table:table-cell table:style-name="ce62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Qtr2" table:style-name="ta2" table:print-ranges="VATQtr2.A1:VATQtr2.I3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40"/>
        <table:table-column table:style-name="co12" table:default-cell-style-name="ce58"/>
        <table:table-column table:style-name="co8" table:default-cell-style-name="ce17"/>
        <table:table-column table:style-name="co9" table:default-cell-style-name="ce17"/>
        <table:table-column table:style-name="co10" table:default-cell-style-name="ce63"/>
        <table:table-column table:style-name="co11" table:visibility="collapse" table:default-cell-style-name="ce64"/>
        <table:table-column table:style-name="co10" table:default-cell-style-name="ce64"/>
        <table:table-column table:style-name="co10" table:number-columns-repeated="1012" table:default-cell-style-name="ce17"/>
        <table:table-row table:style-name="ro1">
          <table:table-cell table:style-name="ce5"/>
          <table:table-cell table:style-name="ce18" table:number-columns-repeated="4"/>
          <table:table-cell table:style-name="ce39"/>
          <table:table-cell table:style-name="ce48"/>
          <table:table-cell table:style-name="ce18"/>
          <table:table-cell table:style-name="ce60"/>
          <table:table-cell table:number-columns-repeated="1015"/>
        </table:table-row>
        <table:table-row table:style-name="ro2">
          <table:table-cell table:style-name="ce6"/>
          <table:table-cell table:style-name="ce19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6]" office:value-type="date" office:date-value="2009-11-30">
            <text:p>Monday, November 30, 2009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31"/>
          <table:table-cell table:style-name="ce32"/>
          <table:table-cell table:style-name="ce33" office:value-type="string">
            <text:p>Copy values in boxes to your Vat return</text:p>
          </table:table-cell>
          <table:table-cell table:style-name="ce22"/>
          <table:table-cell table:style-name="ce50"/>
          <table:table-cell table:style-name="ce59"/>
          <table:table-cell table:style-name="ce61"/>
          <table:table-cell/>
          <table:table-cell table:style-name="ce65" table:formula="of:=[$Vatinterface.B7]" office:value-type="date" office:date-value="2009-12-31">
            <text:p>Thursday, December 31, 2009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1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9" table:number-columns-repeated="2"/>
          <table:table-cell table:style-name="ce41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8]" office:value-type="date" office:date-value="2010-01-31">
            <text:p>Sunday, January 31, 2010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2"/>
          <table:table-cell table:style-name="ce34" office:value-type="string" table:number-columns-spanned="2" table:number-rows-spanned="1">
            <text:p>VAT Period ends</text:p>
          </table:table-cell>
          <table:covered-table-cell/>
          <table:table-cell table:style-name="ce51" office:value-type="date" office:date-value="2009-11-30">
            <text:p>Monday, November 30, 2009</text:p>
          </table:table-cell>
          <table:table-cell table:style-name="ce22"/>
          <table:table-cell table:style-name="ce61"/>
          <table:table-cell/>
          <table:table-cell table:style-name="ce65" table:formula="of:=[$Vatinterface.B9]" office:value-type="date" office:date-value="2010-02-28">
            <text:p>Sunday, February 28, 2010</text:p>
          </table:table-cell>
          <table:table-cell table:style-name="ce67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5"/>
          <table:table-cell table:style-name="ce42"/>
          <table:table-cell table:style-name="ce52"/>
          <table:table-cell table:style-name="ce22"/>
          <table:table-cell table:style-name="ce61"/>
          <table:table-cell/>
          <table:table-cell table:style-name="ce65" table:formula="of:=[$Vatinterface.B10]" office:value-type="date" office:date-value="2010-03-31">
            <text:p>Wednesday, March 31, 2010</text:p>
          </table:table-cell>
          <table:table-cell/>
          <table:table-cell table:style-name="ce63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6" office:value-type="string" table:number-columns-spanned="2" table:number-rows-spanned="1">
            <text:p>Due date:</text:p>
          </table:table-cell>
          <table:covered-table-cell/>
          <table:table-cell table:style-name="ce53" table:formula="of:=LOOKUP([.G$5];[$Vatinterface.B$1:.B$65536];[$Vatinterface.C$1:.C$65536])" office:value-type="float" office:value="40178">
            <text:p>31 December 2009</text:p>
          </table:table-cell>
          <table:table-cell table:style-name="ce22"/>
          <table:table-cell table:style-name="ce61"/>
          <table:table-cell/>
          <table:table-cell table:style-name="ce65" table:formula="of:=[$Vatinterface.B11]" office:value-type="date" office:date-value="2010-04-30">
            <text:p>Friday, April 30, 201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3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12]" office:value-type="date" office:date-value="2010-05-31">
            <text:p>Monday, May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1">
            <text:p>1</text:p>
          </table:table-cell>
          <table:table-cell table:style-name="ce54" table:formula="of:=LOOKUP([.G$5];[$Vatinterface.B$1:.B$65536];[$Vatinterface.G$1:.G$6553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3]" office:value-type="date" office:date-value="2010-06-30">
            <text:p>Wednesday, June 30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4]" office:value-type="date" office:date-value="2010-07-31">
            <text:p>Saturday, July 31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4" office:value-type="float" office:value="2">
            <text:p>2</text:p>
          </table:table-cell>
          <table:table-cell table:style-name="ce54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5]" office:value-type="date" office:date-value="2010-08-31">
            <text:p>Tuesday, August 31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6]" office:value-type="date" office:date-value="2010-09-30">
            <text:p>Thursday, September 30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3">
            <text:p>3</text:p>
          </table:table-cell>
          <table:table-cell table:style-name="ce54" table:formula="of:=[.G9]+[.G11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7]" office:value-type="date" office:date-value="2010-10-31">
            <text:p>Sunday, October 31, 2010</text:p>
          </table:table-cell>
          <table:table-cell table:number-columns-repeated="1013"/>
        </table:table-row>
        <table:table-row table:style-name="ro7">
          <table:table-cell table:style-name="ce9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8]" office:value-type="date" office:date-value="2010-11-30">
            <text:p>Tuesday, November 30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4" office:value-type="float" office:value="4">
            <text:p>4</text:p>
          </table:table-cell>
          <table:table-cell table:style-name="ce54" table:formula="of:=LOOKUP([.G$5];[$Vatinterface.B$1:.B$65536];[$Vatinterface.K$1:.K$6553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9]" office:value-type="date" office:date-value="2010-12-31">
            <text:p>Friday, December 31, 2010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9"/>
          <table:table-cell table:style-name="ce25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4" office:value-type="float" office:value="5">
            <text:p>5</text:p>
          </table:table-cell>
          <table:table-cell table:style-name="ce54" table:formula="of:=[.G13]-[.G15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10"/>
          <table:table-cell table:style-name="ce26" table:number-columns-repeated="4"/>
          <table:table-cell table:style-name="ce46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1"/>
          <table:table-cell table:style-name="ce27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8" table:number-columns-repeated="3"/>
          <table:table-cell table:style-name="ce38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9"/>
          <table:table-cell table:style-name="ce23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4" office:value-type="float" office:value="6">
            <text:p>6</text:p>
          </table:table-cell>
          <table:table-cell table:style-name="ce56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4" office:value-type="float" office:value="7">
            <text:p>7</text:p>
          </table:table-cell>
          <table:table-cell table:style-name="ce56" table:formula="of:=LOOKUP([.G$5];[$Vatinterface.B$1:.B$65536];[$Vatinterface.I$1:.I$65536]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2" office:value-type="string">
            <text:p>Note: </text:p>
          </table:table-cell>
          <table:table-cell table:style-name="ce29" office:value-type="string">
            <text:p>Box 2 is set to zero, any amounts due should be calculated and inserted manually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3"/>
          <table:table-cell table:style-name="ce29" office:value-type="string">
            <text:p>If goods are bought or sold to other EU states boxes 8 &amp; 9 on the return will require completion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4" office:value-type="string">
            <text:p>Vat returns must be received by HM Customs &amp; Excise on or before the due date to avoid surcharges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Make cheques payable to "H M Customs and Excise" and write your VAT registration number on the bac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Quote your VAT registration number as a reference if paying direct by ban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Account Name: HMCE VAT: Account No: 52055000 Sort Code: 10 00 00 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8">
          <table:table-cell table:style-name="ce16"/>
          <table:table-cell table:style-name="ce30" table:number-columns-repeated="4"/>
          <table:table-cell table:style-name="ce47"/>
          <table:table-cell table:style-name="ce57"/>
          <table:table-cell table:style-name="ce30"/>
          <table:table-cell table:style-name="ce62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Qtr3" table:style-name="ta3" table:print-ranges="VATQtr3.A1:VATQtr3.I31">
        <table:table-column table:style-name="co1" table:default-cell-style-name="ce17"/>
        <table:table-column table:style-name="co2" table:default-cell-style-name="ce17"/>
        <table:table-column table:style-name="co1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40"/>
        <table:table-column table:style-name="co14" table:default-cell-style-name="ce58"/>
        <table:table-column table:style-name="co8" table:default-cell-style-name="ce17"/>
        <table:table-column table:style-name="co9" table:default-cell-style-name="ce17"/>
        <table:table-column table:style-name="co10" table:default-cell-style-name="ce63"/>
        <table:table-column table:style-name="co11" table:visibility="collapse" table:default-cell-style-name="ce64"/>
        <table:table-column table:style-name="co10" table:default-cell-style-name="ce64"/>
        <table:table-column table:style-name="co10" table:number-columns-repeated="1012" table:default-cell-style-name="ce17"/>
        <table:table-row table:style-name="ro1">
          <table:table-cell table:style-name="ce5"/>
          <table:table-cell table:style-name="ce18" table:number-columns-repeated="4"/>
          <table:table-cell table:style-name="ce39"/>
          <table:table-cell table:style-name="ce48"/>
          <table:table-cell table:style-name="ce18"/>
          <table:table-cell table:style-name="ce60"/>
          <table:table-cell table:number-columns-repeated="1015"/>
        </table:table-row>
        <table:table-row table:style-name="ro2">
          <table:table-cell table:style-name="ce6"/>
          <table:table-cell table:style-name="ce19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6]" office:value-type="date" office:date-value="2009-11-30">
            <text:p>Monday, November 30, 2009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31"/>
          <table:table-cell table:style-name="ce32"/>
          <table:table-cell table:style-name="ce33" office:value-type="string">
            <text:p>Copy values in boxes to your Vat return</text:p>
          </table:table-cell>
          <table:table-cell table:style-name="ce22"/>
          <table:table-cell table:style-name="ce50"/>
          <table:table-cell table:style-name="ce59"/>
          <table:table-cell table:style-name="ce61"/>
          <table:table-cell/>
          <table:table-cell table:style-name="ce65" table:formula="of:=[$Vatinterface.B7]" office:value-type="date" office:date-value="2009-12-31">
            <text:p>Thursday, December 31, 2009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1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9" table:number-columns-repeated="2"/>
          <table:table-cell table:style-name="ce41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8]" office:value-type="date" office:date-value="2010-01-31">
            <text:p>Sunday, January 31, 2010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2"/>
          <table:table-cell table:style-name="ce34" office:value-type="string" table:number-columns-spanned="2" table:number-rows-spanned="1">
            <text:p>VAT Period ends</text:p>
          </table:table-cell>
          <table:covered-table-cell/>
          <table:table-cell table:style-name="ce51" office:value-type="date" office:date-value="2009-11-30">
            <text:p>Monday, November 30, 2009</text:p>
          </table:table-cell>
          <table:table-cell table:style-name="ce22"/>
          <table:table-cell table:style-name="ce61"/>
          <table:table-cell/>
          <table:table-cell table:style-name="ce65" table:formula="of:=[$Vatinterface.B9]" office:value-type="date" office:date-value="2010-02-28">
            <text:p>Sunday, February 28, 2010</text:p>
          </table:table-cell>
          <table:table-cell table:style-name="ce67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5"/>
          <table:table-cell table:style-name="ce42"/>
          <table:table-cell table:style-name="ce52"/>
          <table:table-cell table:style-name="ce22"/>
          <table:table-cell table:style-name="ce61"/>
          <table:table-cell/>
          <table:table-cell table:style-name="ce65" table:formula="of:=[$Vatinterface.B10]" office:value-type="date" office:date-value="2010-03-31">
            <text:p>Wednesday, March 31, 2010</text:p>
          </table:table-cell>
          <table:table-cell/>
          <table:table-cell table:style-name="ce63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6" office:value-type="string" table:number-columns-spanned="2" table:number-rows-spanned="1">
            <text:p>Due date:</text:p>
          </table:table-cell>
          <table:covered-table-cell/>
          <table:table-cell table:style-name="ce53" table:formula="of:=LOOKUP([.G$5];[$Vatinterface.B$1:.B$65536];[$Vatinterface.C$1:.C$65536])" office:value-type="float" office:value="40178">
            <text:p>31 December 2009</text:p>
          </table:table-cell>
          <table:table-cell table:style-name="ce22"/>
          <table:table-cell table:style-name="ce61"/>
          <table:table-cell/>
          <table:table-cell table:style-name="ce65" table:formula="of:=[$Vatinterface.B11]" office:value-type="date" office:date-value="2010-04-30">
            <text:p>Friday, April 30, 201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3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12]" office:value-type="date" office:date-value="2010-05-31">
            <text:p>Monday, May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1">
            <text:p>1</text:p>
          </table:table-cell>
          <table:table-cell table:style-name="ce54" table:formula="of:=LOOKUP([.G$5];[$Vatinterface.B$1:.B$65536];[$Vatinterface.G$1:.G$6553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3]" office:value-type="date" office:date-value="2010-06-30">
            <text:p>Wednesday, June 30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4]" office:value-type="date" office:date-value="2010-07-31">
            <text:p>Saturday, July 31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4" office:value-type="float" office:value="2">
            <text:p>2</text:p>
          </table:table-cell>
          <table:table-cell table:style-name="ce54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5]" office:value-type="date" office:date-value="2010-08-31">
            <text:p>Tuesday, August 31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6]" office:value-type="date" office:date-value="2010-09-30">
            <text:p>Thursday, September 30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3">
            <text:p>3</text:p>
          </table:table-cell>
          <table:table-cell table:style-name="ce54" table:formula="of:=[.G9]+[.G11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7]" office:value-type="date" office:date-value="2010-10-31">
            <text:p>Sunday, October 31, 2010</text:p>
          </table:table-cell>
          <table:table-cell table:number-columns-repeated="1013"/>
        </table:table-row>
        <table:table-row table:style-name="ro7">
          <table:table-cell table:style-name="ce9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8]" office:value-type="date" office:date-value="2010-11-30">
            <text:p>Tuesday, November 30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4" office:value-type="float" office:value="4">
            <text:p>4</text:p>
          </table:table-cell>
          <table:table-cell table:style-name="ce54" table:formula="of:=LOOKUP([.G$5];[$Vatinterface.B$1:.B$65536];[$Vatinterface.K$1:.K$6553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9]" office:value-type="date" office:date-value="2010-12-31">
            <text:p>Friday, December 31, 2010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9"/>
          <table:table-cell table:style-name="ce25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4" office:value-type="float" office:value="5">
            <text:p>5</text:p>
          </table:table-cell>
          <table:table-cell table:style-name="ce54" table:formula="of:=[.G13]-[.G15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10"/>
          <table:table-cell table:style-name="ce26" table:number-columns-repeated="4"/>
          <table:table-cell table:style-name="ce46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1"/>
          <table:table-cell table:style-name="ce27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8" table:number-columns-repeated="3"/>
          <table:table-cell table:style-name="ce38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9"/>
          <table:table-cell table:style-name="ce23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4" office:value-type="float" office:value="6">
            <text:p>6</text:p>
          </table:table-cell>
          <table:table-cell table:style-name="ce56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4" office:value-type="float" office:value="7">
            <text:p>7</text:p>
          </table:table-cell>
          <table:table-cell table:style-name="ce56" table:formula="of:=LOOKUP([.G$5];[$Vatinterface.B$1:.B$65536];[$Vatinterface.I$1:.I$65536]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2" office:value-type="string">
            <text:p>Note: </text:p>
          </table:table-cell>
          <table:table-cell table:style-name="ce29" office:value-type="string">
            <text:p>Box 2 is set to zero, any amounts due should be calculated and inserted manually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3"/>
          <table:table-cell table:style-name="ce29" office:value-type="string">
            <text:p>If goods are bought or sold to other EU states boxes 8 &amp; 9 on the return will require completion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4" office:value-type="string">
            <text:p>Vat returns must be received by HM Customs &amp; Excise on or before the due date to avoid surcharges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Make cheques payable to "H M Customs and Excise" and write your VAT registration number on the bac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Quote your VAT registration number as a reference if paying direct by ban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Account Name: HMCE VAT: Account No: 52055000 Sort Code: 10 00 00 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8">
          <table:table-cell table:style-name="ce16"/>
          <table:table-cell table:style-name="ce30" table:number-columns-repeated="4"/>
          <table:table-cell table:style-name="ce47"/>
          <table:table-cell table:style-name="ce57"/>
          <table:table-cell table:style-name="ce30"/>
          <table:table-cell table:style-name="ce62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Qtr4" table:style-name="ta4" table:print-ranges="VATQtr4.A1:VATQtr4.I31">
        <table:table-column table:style-name="co1" table:default-cell-style-name="ce17"/>
        <table:table-column table:style-name="co2" table:default-cell-style-name="ce17"/>
        <table:table-column table:style-name="co1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40"/>
        <table:table-column table:style-name="co15" table:default-cell-style-name="ce58"/>
        <table:table-column table:style-name="co8" table:default-cell-style-name="ce17"/>
        <table:table-column table:style-name="co9" table:default-cell-style-name="ce17"/>
        <table:table-column table:style-name="co10" table:default-cell-style-name="ce63"/>
        <table:table-column table:style-name="co11" table:visibility="collapse" table:default-cell-style-name="ce64"/>
        <table:table-column table:style-name="co10" table:default-cell-style-name="ce64"/>
        <table:table-column table:style-name="co10" table:number-columns-repeated="1012" table:default-cell-style-name="ce17"/>
        <table:table-row table:style-name="ro1">
          <table:table-cell table:style-name="ce5"/>
          <table:table-cell table:style-name="ce18" table:number-columns-repeated="4"/>
          <table:table-cell table:style-name="ce39"/>
          <table:table-cell table:style-name="ce48"/>
          <table:table-cell table:style-name="ce18"/>
          <table:table-cell table:style-name="ce60"/>
          <table:table-cell table:number-columns-repeated="1015"/>
        </table:table-row>
        <table:table-row table:style-name="ro2">
          <table:table-cell table:style-name="ce6"/>
          <table:table-cell table:style-name="ce19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6]" office:value-type="date" office:date-value="2009-11-30">
            <text:p>Monday, November 30, 2009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31"/>
          <table:table-cell table:style-name="ce32"/>
          <table:table-cell table:style-name="ce33" office:value-type="string">
            <text:p>Copy values in boxes to your Vat return</text:p>
          </table:table-cell>
          <table:table-cell table:style-name="ce22"/>
          <table:table-cell table:style-name="ce50"/>
          <table:table-cell table:style-name="ce59"/>
          <table:table-cell table:style-name="ce61"/>
          <table:table-cell/>
          <table:table-cell table:style-name="ce65" table:formula="of:=[$Vatinterface.B7]" office:value-type="date" office:date-value="2009-12-31">
            <text:p>Thursday, December 31, 2009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1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9" table:number-columns-repeated="2"/>
          <table:table-cell table:style-name="ce41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8]" office:value-type="date" office:date-value="2010-01-31">
            <text:p>Sunday, January 31, 2010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2"/>
          <table:table-cell table:style-name="ce34" office:value-type="string" table:number-columns-spanned="2" table:number-rows-spanned="1">
            <text:p>VAT Period ends</text:p>
          </table:table-cell>
          <table:covered-table-cell/>
          <table:table-cell table:style-name="ce51" office:value-type="date" office:date-value="2009-11-30">
            <text:p>Monday, November 30, 2009</text:p>
          </table:table-cell>
          <table:table-cell table:style-name="ce22"/>
          <table:table-cell table:style-name="ce61"/>
          <table:table-cell/>
          <table:table-cell table:style-name="ce65" table:formula="of:=[$Vatinterface.B9]" office:value-type="date" office:date-value="2010-02-28">
            <text:p>Sunday, February 28, 2010</text:p>
          </table:table-cell>
          <table:table-cell table:style-name="ce67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5"/>
          <table:table-cell table:style-name="ce42"/>
          <table:table-cell table:style-name="ce52"/>
          <table:table-cell table:style-name="ce22"/>
          <table:table-cell table:style-name="ce61"/>
          <table:table-cell/>
          <table:table-cell table:style-name="ce65" table:formula="of:=[$Vatinterface.B10]" office:value-type="date" office:date-value="2010-03-31">
            <text:p>Wednesday, March 31, 2010</text:p>
          </table:table-cell>
          <table:table-cell/>
          <table:table-cell table:style-name="ce63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6" office:value-type="string" table:number-columns-spanned="2" table:number-rows-spanned="1">
            <text:p>Due date:</text:p>
          </table:table-cell>
          <table:covered-table-cell/>
          <table:table-cell table:style-name="ce53" table:formula="of:=LOOKUP([.G$5];[$Vatinterface.B$1:.B$65536];[$Vatinterface.C$1:.C$65536])" office:value-type="float" office:value="40178">
            <text:p>31 December 2009</text:p>
          </table:table-cell>
          <table:table-cell table:style-name="ce22"/>
          <table:table-cell table:style-name="ce61"/>
          <table:table-cell/>
          <table:table-cell table:style-name="ce65" table:formula="of:=[$Vatinterface.B11]" office:value-type="date" office:date-value="2010-04-30">
            <text:p>Friday, April 30, 201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3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12]" office:value-type="date" office:date-value="2010-05-31">
            <text:p>Monday, May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1">
            <text:p>1</text:p>
          </table:table-cell>
          <table:table-cell table:style-name="ce54" table:formula="of:=LOOKUP([.G$5];[$Vatinterface.B$1:.B$65536];[$Vatinterface.G$1:.G$6553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3]" office:value-type="date" office:date-value="2010-06-30">
            <text:p>Wednesday, June 30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4]" office:value-type="date" office:date-value="2010-07-31">
            <text:p>Saturday, July 31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4" office:value-type="float" office:value="2">
            <text:p>2</text:p>
          </table:table-cell>
          <table:table-cell table:style-name="ce54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5]" office:value-type="date" office:date-value="2010-08-31">
            <text:p>Tuesday, August 31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6]" office:value-type="date" office:date-value="2010-09-30">
            <text:p>Thursday, September 30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3">
            <text:p>3</text:p>
          </table:table-cell>
          <table:table-cell table:style-name="ce54" table:formula="of:=[.G9]+[.G11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7]" office:value-type="date" office:date-value="2010-10-31">
            <text:p>Sunday, October 31, 2010</text:p>
          </table:table-cell>
          <table:table-cell table:number-columns-repeated="1013"/>
        </table:table-row>
        <table:table-row table:style-name="ro7">
          <table:table-cell table:style-name="ce9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8]" office:value-type="date" office:date-value="2010-11-30">
            <text:p>Tuesday, November 30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4" office:value-type="float" office:value="4">
            <text:p>4</text:p>
          </table:table-cell>
          <table:table-cell table:style-name="ce54" table:formula="of:=LOOKUP([.G$5];[$Vatinterface.B$1:.B$65536];[$Vatinterface.K$1:.K$6553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9]" office:value-type="date" office:date-value="2010-12-31">
            <text:p>Friday, December 31, 2010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9"/>
          <table:table-cell table:style-name="ce25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4" office:value-type="float" office:value="5">
            <text:p>5</text:p>
          </table:table-cell>
          <table:table-cell table:style-name="ce54" table:formula="of:=[.G13]-[.G15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10"/>
          <table:table-cell table:style-name="ce26" table:number-columns-repeated="4"/>
          <table:table-cell table:style-name="ce46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1"/>
          <table:table-cell table:style-name="ce27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8" table:number-columns-repeated="3"/>
          <table:table-cell table:style-name="ce38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9"/>
          <table:table-cell table:style-name="ce23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4" office:value-type="float" office:value="6">
            <text:p>6</text:p>
          </table:table-cell>
          <table:table-cell table:style-name="ce56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4" office:value-type="float" office:value="7">
            <text:p>7</text:p>
          </table:table-cell>
          <table:table-cell table:style-name="ce56" table:formula="of:=LOOKUP([.G$5];[$Vatinterface.B$1:.B$65536];[$Vatinterface.I$1:.I$65536]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2" office:value-type="string">
            <text:p>Note: </text:p>
          </table:table-cell>
          <table:table-cell table:style-name="ce29" office:value-type="string">
            <text:p>Box 2 is set to zero, any amounts due should be calculated and inserted manually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3"/>
          <table:table-cell table:style-name="ce29" office:value-type="string">
            <text:p>If goods are bought or sold to other EU states boxes 8 &amp; 9 on the return will require completion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4" office:value-type="string">
            <text:p>Vat returns must be received by HM Customs &amp; Excise on or before the due date to avoid surcharges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Make cheques payable to "H M Customs and Excise" and write your VAT registration number on the bac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Quote your VAT registration number as a reference if paying direct by ban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Account Name: HMCE VAT: Account No: 52055000 Sort Code: 10 00 00 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8">
          <table:table-cell table:style-name="ce16"/>
          <table:table-cell table:style-name="ce30" table:number-columns-repeated="4"/>
          <table:table-cell table:style-name="ce47"/>
          <table:table-cell table:style-name="ce57"/>
          <table:table-cell table:style-name="ce30"/>
          <table:table-cell table:style-name="ce62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Qtr5" table:style-name="ta5" table:print-ranges="VATQtr5.A1:VATQtr5.I31">
        <table:table-column table:style-name="co1" table:default-cell-style-name="ce17"/>
        <table:table-column table:style-name="co2" table:default-cell-style-name="ce17"/>
        <table:table-column table:style-name="co1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40"/>
        <table:table-column table:style-name="co16" table:default-cell-style-name="ce58"/>
        <table:table-column table:style-name="co8" table:default-cell-style-name="ce17"/>
        <table:table-column table:style-name="co9" table:default-cell-style-name="ce17"/>
        <table:table-column table:style-name="co10" table:default-cell-style-name="ce63"/>
        <table:table-column table:style-name="co11" table:visibility="collapse" table:default-cell-style-name="ce64"/>
        <table:table-column table:style-name="co10" table:default-cell-style-name="ce64"/>
        <table:table-column table:style-name="co10" table:number-columns-repeated="1012" table:default-cell-style-name="ce17"/>
        <table:table-row table:style-name="ro1">
          <table:table-cell table:style-name="ce5"/>
          <table:table-cell table:style-name="ce18" table:number-columns-repeated="4"/>
          <table:table-cell table:style-name="ce39"/>
          <table:table-cell table:style-name="ce48"/>
          <table:table-cell table:style-name="ce18"/>
          <table:table-cell table:style-name="ce60"/>
          <table:table-cell table:number-columns-repeated="1015"/>
        </table:table-row>
        <table:table-row table:style-name="ro2">
          <table:table-cell table:style-name="ce6"/>
          <table:table-cell table:style-name="ce19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6]" office:value-type="date" office:date-value="2009-11-30">
            <text:p>Monday, November 30, 2009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31"/>
          <table:table-cell table:style-name="ce32"/>
          <table:table-cell table:style-name="ce33" office:value-type="string">
            <text:p>Copy values in boxes to your Vat return</text:p>
          </table:table-cell>
          <table:table-cell table:style-name="ce22"/>
          <table:table-cell table:style-name="ce50"/>
          <table:table-cell table:style-name="ce59"/>
          <table:table-cell table:style-name="ce61"/>
          <table:table-cell/>
          <table:table-cell table:style-name="ce65" table:formula="of:=[$Vatinterface.B7]" office:value-type="date" office:date-value="2009-12-31">
            <text:p>Thursday, December 31, 2009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1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9" table:number-columns-repeated="2"/>
          <table:table-cell table:style-name="ce41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8]" office:value-type="date" office:date-value="2010-01-31">
            <text:p>Sunday, January 31, 2010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2"/>
          <table:table-cell table:style-name="ce34" office:value-type="string" table:number-columns-spanned="2" table:number-rows-spanned="1">
            <text:p>VAT Period ends</text:p>
          </table:table-cell>
          <table:covered-table-cell/>
          <table:table-cell table:style-name="ce51" office:value-type="date" office:date-value="2009-11-30">
            <text:p>Monday, November 30, 2009</text:p>
          </table:table-cell>
          <table:table-cell table:style-name="ce22"/>
          <table:table-cell table:style-name="ce61"/>
          <table:table-cell/>
          <table:table-cell table:style-name="ce65" table:formula="of:=[$Vatinterface.B9]" office:value-type="date" office:date-value="2010-02-28">
            <text:p>Sunday, February 28, 2010</text:p>
          </table:table-cell>
          <table:table-cell table:style-name="ce67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5"/>
          <table:table-cell table:style-name="ce42"/>
          <table:table-cell table:style-name="ce52"/>
          <table:table-cell table:style-name="ce22"/>
          <table:table-cell table:style-name="ce61"/>
          <table:table-cell/>
          <table:table-cell table:style-name="ce65" table:formula="of:=[$Vatinterface.B10]" office:value-type="date" office:date-value="2010-03-31">
            <text:p>Wednesday, March 31, 2010</text:p>
          </table:table-cell>
          <table:table-cell/>
          <table:table-cell table:style-name="ce63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6" office:value-type="string" table:number-columns-spanned="2" table:number-rows-spanned="1">
            <text:p>Due date:</text:p>
          </table:table-cell>
          <table:covered-table-cell/>
          <table:table-cell table:style-name="ce53" table:formula="of:=LOOKUP([.G$5];[$Vatinterface.B$1:.B$65536];[$Vatinterface.C$1:.C$65536])" office:value-type="float" office:value="40178">
            <text:p>31 December 2009</text:p>
          </table:table-cell>
          <table:table-cell table:style-name="ce22"/>
          <table:table-cell table:style-name="ce61"/>
          <table:table-cell/>
          <table:table-cell table:style-name="ce65" table:formula="of:=[$Vatinterface.B11]" office:value-type="date" office:date-value="2010-04-30">
            <text:p>Friday, April 30, 201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3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12]" office:value-type="date" office:date-value="2010-05-31">
            <text:p>Monday, May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1">
            <text:p>1</text:p>
          </table:table-cell>
          <table:table-cell table:style-name="ce54" table:formula="of:=LOOKUP([.G$5];[$Vatinterface.B$1:.B$65536];[$Vatinterface.G$1:.G$6553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3]" office:value-type="date" office:date-value="2010-06-30">
            <text:p>Wednesday, June 30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4]" office:value-type="date" office:date-value="2010-07-31">
            <text:p>Saturday, July 31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4" office:value-type="float" office:value="2">
            <text:p>2</text:p>
          </table:table-cell>
          <table:table-cell table:style-name="ce54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5]" office:value-type="date" office:date-value="2010-08-31">
            <text:p>Tuesday, August 31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6]" office:value-type="date" office:date-value="2010-09-30">
            <text:p>Thursday, September 30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3">
            <text:p>3</text:p>
          </table:table-cell>
          <table:table-cell table:style-name="ce54" table:formula="of:=[.G9]+[.G11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7]" office:value-type="date" office:date-value="2010-10-31">
            <text:p>Sunday, October 31, 2010</text:p>
          </table:table-cell>
          <table:table-cell table:number-columns-repeated="1013"/>
        </table:table-row>
        <table:table-row table:style-name="ro7">
          <table:table-cell table:style-name="ce9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8]" office:value-type="date" office:date-value="2010-11-30">
            <text:p>Tuesday, November 30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4" office:value-type="float" office:value="4">
            <text:p>4</text:p>
          </table:table-cell>
          <table:table-cell table:style-name="ce54" table:formula="of:=LOOKUP([.G$5];[$Vatinterface.B$1:.B$65536];[$Vatinterface.K$1:.K$6553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9]" office:value-type="date" office:date-value="2010-12-31">
            <text:p>Friday, December 31, 2010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9"/>
          <table:table-cell table:style-name="ce25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4" office:value-type="float" office:value="5">
            <text:p>5</text:p>
          </table:table-cell>
          <table:table-cell table:style-name="ce54" table:formula="of:=[.G13]-[.G15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10"/>
          <table:table-cell table:style-name="ce26" table:number-columns-repeated="4"/>
          <table:table-cell table:style-name="ce46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1"/>
          <table:table-cell table:style-name="ce27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8" table:number-columns-repeated="3"/>
          <table:table-cell table:style-name="ce38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9"/>
          <table:table-cell table:style-name="ce23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4" office:value-type="float" office:value="6">
            <text:p>6</text:p>
          </table:table-cell>
          <table:table-cell table:style-name="ce56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4" office:value-type="float" office:value="7">
            <text:p>7</text:p>
          </table:table-cell>
          <table:table-cell table:style-name="ce56" table:formula="of:=LOOKUP([.G$5];[$Vatinterface.B$1:.B$65536];[$Vatinterface.I$1:.I$65536]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2" office:value-type="string">
            <text:p>Note: </text:p>
          </table:table-cell>
          <table:table-cell table:style-name="ce29" office:value-type="string">
            <text:p>Box 2 is set to zero, any amounts due should be calculated and inserted manually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3"/>
          <table:table-cell table:style-name="ce29" office:value-type="string">
            <text:p>If goods are bought or sold to other EU states boxes 8 &amp; 9 on the return will require completion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4" office:value-type="string">
            <text:p>Vat returns must be received by HM Customs &amp; Excise on or before the due date to avoid surcharges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Make cheques payable to "H M Customs and Excise" and write your VAT registration number on the bac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Quote your VAT registration number as a reference if paying direct by ban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Account Name: HMCE VAT: Account No: 52055000 Sort Code: 10 00 00 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8">
          <table:table-cell table:style-name="ce16"/>
          <table:table-cell table:style-name="ce30" table:number-columns-repeated="4"/>
          <table:table-cell table:style-name="ce47"/>
          <table:table-cell table:style-name="ce57"/>
          <table:table-cell table:style-name="ce30"/>
          <table:table-cell table:style-name="ce62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interface" table:style-name="ta6">
        <table:table-column table:style-name="co17" table:default-cell-style-name="ce72"/>
        <table:table-column table:style-name="co18" table:default-cell-style-name="ce78"/>
        <table:table-column table:style-name="co19" table:default-cell-style-name="ce78"/>
        <table:table-column table:style-name="co20" table:number-columns-repeated="8" table:default-cell-style-name="ce85"/>
        <table:table-column table:style-name="co21" table:default-cell-style-name="ce72"/>
        <table:table-column table:style-name="co10" table:default-cell-style-name="ce97"/>
        <table:table-column table:style-name="co21" table:default-cell-style-name="ce72"/>
        <table:table-column table:style-name="co10" table:number-columns-repeated="1010" table:default-cell-style-name="ce72"/>
        <table:table-row table:style-name="ro1">
          <table:table-cell table:style-name="ce68"/>
          <table:table-cell table:style-name="ce73" table:number-columns-repeated="2"/>
          <table:table-cell table:style-name="ce80" table:number-columns-repeated="8"/>
          <table:table-cell table:style-name="ce89"/>
          <table:table-cell table:style-name="ce93"/>
          <table:table-cell table:style-name="ce98"/>
          <table:table-cell table:number-columns-repeated="1010"/>
        </table:table-row>
        <table:table-row table:style-name="ro9">
          <table:table-cell table:style-name="ce69"/>
          <table:table-cell table:style-name="ce74" office:value-type="string">
            <text:p>Vat Period End</text:p>
          </table:table-cell>
          <table:table-cell table:style-name="ce74" office:value-type="string">
            <text:p>Final Date for Vat Payment</text:p>
          </table:table-cell>
          <table:table-cell table:style-name="ce81" office:value-type="string">
            <text:p>Month <text:s text:c="8"/>Sales</text:p>
          </table:table-cell>
          <table:table-cell table:style-name="ce81" office:value-type="string">
            <text:p>Quarter Sales <text:s text:c="9"/>Net of Vat</text:p>
          </table:table-cell>
          <table:table-cell table:style-name="ce81" office:value-type="string">
            <text:p>Month Vat Output</text:p>
          </table:table-cell>
          <table:table-cell table:style-name="ce88" office:value-type="string">
            <text:p>Quarter Vat Due <text:s text:c="6"/>Sales</text:p>
          </table:table-cell>
          <table:table-cell table:style-name="ce81" office:value-type="string">
            <text:p>Month Purchases</text:p>
          </table:table-cell>
          <table:table-cell table:style-name="ce81" office:value-type="string">
            <text:p>Quarter Purchases Net of vat</text:p>
          </table:table-cell>
          <table:table-cell table:style-name="ce81" office:value-type="string">
            <text:p>Month Vat Input</text:p>
          </table:table-cell>
          <table:table-cell table:style-name="ce88" office:value-type="string">
            <text:p>Quarter Vat Reclaimed Purchases</text:p>
          </table:table-cell>
          <table:table-cell table:style-name="ce90"/>
          <table:table-cell table:style-name="ce94" office:value-type="string">
            <text:p>Flat rate Scheme Applied</text:p>
          </table:table-cell>
          <table:table-cell table:style-name="ce99"/>
          <table:table-cell table:style-name="ce102" table:number-columns-repeated="1010"/>
        </table:table-row>
        <table:table-row table:style-name="ro10">
          <table:table-cell table:style-name="ce69"/>
          <table:table-cell table:style-name="ce75" table:number-columns-repeated="2"/>
          <table:table-cell table:style-name="ce82"/>
          <table:table-cell table:style-name="ce86" table:number-columns-repeated="7"/>
          <table:table-cell table:style-name="ce90" table:number-columns-repeated="2"/>
          <table:table-cell table:style-name="ce99"/>
          <table:table-cell table:style-name="ce102"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09-2010%20Company/UK%202010-10-31%20(Oct10)%20Company%20OO/Financialaccounts.ods'#$Admin.$B$20]" office:value-type="date" office:date-value="2009-09-30">
            <text:p>Wednesday, September 30, 2009</text:p>
          </table:table-cell>
          <table:table-cell table:style-name="ce76" table:formula="of:=[.B5]" office:value-type="date" office:date-value="2009-10-31">
            <text:p>Saturday, October 31, 2009</text:p>
          </table:table-cell>
          <table:table-cell table:style-name="ce83" table:formula="of:=[$S0909.$H$1]" office:value-type="float" office:value="0">
            <text:p>0.00 </text:p>
          </table:table-cell>
          <table:table-cell table:style-name="ce87"/>
          <table:table-cell table:style-name="ce87" table:formula="of:=[$S0909.$G$1]" office:value-type="float" office:value="0">
            <text:p>0.00 </text:p>
          </table:table-cell>
          <table:table-cell table:style-name="ce87"/>
          <table:table-cell table:style-name="ce87" table:formula="of:=[$P0909.$H$1]" office:value-type="float" office:value="0">
            <text:p>0.00 </text:p>
          </table:table-cell>
          <table:table-cell table:style-name="ce87"/>
          <table:table-cell table:style-name="ce87" table:formula="of:=[$P0909.$G$1]" office:value-type="float" office:value="0">
            <text:p>0.00 </text:p>
          </table:table-cell>
          <table:table-cell table:style-name="ce87"/>
          <table:table-cell table:style-name="ce91"/>
          <table:table-cell table:style-name="ce95" table:formula="of:=IF(['file:///C:/Users/Antony/diy/UK/UK%202009-2010%20Company/UK%202010-10-31%20(Oct10)%20Company%20OO/Sales.ods'#$Nov09.$G$4]&gt;0;['file:///C:/Users/Antony/diy/UK/UK%202009-2010%20Company/UK%202010-10-31%20(Oct10)%20Company%20OO/Sales.ods'#$Nov09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09-2010%20Company/UK%202010-10-31%20(Oct10)%20Company%20OO/Financialaccounts.ods'#$Admin.$B$22]" office:value-type="date" office:date-value="2009-10-31">
            <text:p>Saturday, October 31, 2009</text:p>
          </table:table-cell>
          <table:table-cell table:style-name="ce76" table:formula="of:=[.B6]" office:value-type="date" office:date-value="2009-11-30">
            <text:p>Monday, November 30, 2009</text:p>
          </table:table-cell>
          <table:table-cell table:style-name="ce83" table:formula="of:=[$S1009.$H$1]" office:value-type="float" office:value="0">
            <text:p>0.00 </text:p>
          </table:table-cell>
          <table:table-cell table:style-name="ce87"/>
          <table:table-cell table:style-name="ce87" table:formula="of:=[$S1009.$G$1]" office:value-type="float" office:value="0">
            <text:p>0.00 </text:p>
          </table:table-cell>
          <table:table-cell table:style-name="ce87"/>
          <table:table-cell table:style-name="ce87" table:formula="of:=[$P1009.$H$1]" office:value-type="float" office:value="0">
            <text:p>0.00 </text:p>
          </table:table-cell>
          <table:table-cell table:style-name="ce87"/>
          <table:table-cell table:style-name="ce87" table:formula="of:=[$P1009.$G$1]" office:value-type="float" office:value="0">
            <text:p>0.00 </text:p>
          </table:table-cell>
          <table:table-cell table:style-name="ce87"/>
          <table:table-cell table:style-name="ce91"/>
          <table:table-cell table:style-name="ce95" table:formula="of:=IF(['file:///C:/Users/Antony/diy/UK/UK%202009-2010%20Company/UK%202010-10-31%20(Oct10)%20Company%20OO/Sales.ods'#$Nov09.$G$4]&gt;0;['file:///C:/Users/Antony/diy/UK/UK%202009-2010%20Company/UK%202010-10-31%20(Oct10)%20Company%20OO/Sales.ods'#$Nov09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09-2010%20Company/UK%202010-10-31%20(Oct10)%20Company%20OO/Financialaccounts.ods'#$Admin.$B$24]" office:value-type="date" office:date-value="2009-11-30">
            <text:p>Monday, November 30, 2009</text:p>
          </table:table-cell>
          <table:table-cell table:style-name="ce76" table:formula="of:=[.B7]" office:value-type="date" office:date-value="2009-12-31">
            <text:p>Thursday, December 31, 2009</text:p>
          </table:table-cell>
          <table:table-cell table:style-name="ce83" table:formula="of:=['file:///C:/Users/Antony/diy/UK/UK%202009-2010%20Company/UK%202010-10-31%20(Oct10)%20Company%20OO/Sales.ods'#$Nov09.$H$1]" office:value-type="float" office:value="0">
            <text:p>0.00 </text:p>
          </table:table-cell>
          <table:table-cell table:style-name="ce87" table:formula="of:=SUM([.D4:.D6])" office:value-type="float" office:value="0">
            <text:p>0.00 </text:p>
          </table:table-cell>
          <table:table-cell table:style-name="ce87" table:formula="of:=['file:///C:/Users/Antony/diy/UK/UK%202009-2010%20Company/UK%202010-10-31%20(Oct10)%20Company%20OO/Sales.ods'#$Nov09.$G$1]" office:value-type="float" office:value="0">
            <text:p>0.00 </text:p>
          </table:table-cell>
          <table:table-cell table:style-name="ce87" table:formula="of:=SUM([.F4:.F6])" office:value-type="float" office:value="0">
            <text:p>0.00 </text:p>
          </table:table-cell>
          <table:table-cell table:style-name="ce87" table:formula="of:=['file:///C:/Users/Antony/diy/UK/UK%202009-2010%20Company/UK%202010-10-31%20(Oct10)%20Company%20OO/Purchases.ods'#$Nov09.$H$1]" office:value-type="float" office:value="0">
            <text:p>0.00 </text:p>
          </table:table-cell>
          <table:table-cell table:style-name="ce87" table:formula="of:=SUM([.H4:.H6])" office:value-type="float" office:value="0">
            <text:p>0.00 </text:p>
          </table:table-cell>
          <table:table-cell table:style-name="ce87" table:formula="of:=['file:///C:/Users/Antony/diy/UK/UK%202009-2010%20Company/UK%202010-10-31%20(Oct10)%20Company%20OO/Purchases.ods'#$Nov09.$G$1]" office:value-type="float" office:value="0">
            <text:p>0.00 </text:p>
          </table:table-cell>
          <table:table-cell table:style-name="ce87" table:formula="of:=SUM([.J4:.J6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09-2010%20Company/UK%202010-10-31%20(Oct10)%20Company%20OO/Sales.ods'#$Nov09.$G$4]&gt;0;['file:///C:/Users/Antony/diy/UK/UK%202009-2010%20Company/UK%202010-10-31%20(Oct10)%20Company%20OO/Sales.ods'#$Nov09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09-2010%20Company/UK%202010-10-31%20(Oct10)%20Company%20OO/Financialaccounts.ods'#$Admin.$B$26]" office:value-type="date" office:date-value="2009-12-31">
            <text:p>Thursday, December 31, 2009</text:p>
          </table:table-cell>
          <table:table-cell table:style-name="ce76" table:formula="of:=[.B8]" office:value-type="date" office:date-value="2010-01-31">
            <text:p>Sunday, January 31, 2010</text:p>
          </table:table-cell>
          <table:table-cell table:style-name="ce83" table:formula="of:=['file:///C:/Users/Antony/diy/UK/UK%202009-2010%20Company/UK%202010-10-31%20(Oct10)%20Company%20OO/Sales.ods'#$Dec09.$H$1]" office:value-type="float" office:value="0">
            <text:p>0.00 </text:p>
          </table:table-cell>
          <table:table-cell table:style-name="ce87" table:formula="of:=SUM([.D5:.D7])" office:value-type="float" office:value="0">
            <text:p>0.00 </text:p>
          </table:table-cell>
          <table:table-cell table:style-name="ce87" table:formula="of:=['file:///C:/Users/Antony/diy/UK/UK%202009-2010%20Company/UK%202010-10-31%20(Oct10)%20Company%20OO/Sales.ods'#$Dec09.$G$1]" office:value-type="float" office:value="0">
            <text:p>0.00 </text:p>
          </table:table-cell>
          <table:table-cell table:style-name="ce87" table:formula="of:=SUM([.F5:.F7])" office:value-type="float" office:value="0">
            <text:p>0.00 </text:p>
          </table:table-cell>
          <table:table-cell table:style-name="ce87" table:formula="of:=['file:///C:/Users/Antony/diy/UK/UK%202009-2010%20Company/UK%202010-10-31%20(Oct10)%20Company%20OO/Purchases.ods'#$Dec09.$H$1]" office:value-type="float" office:value="0">
            <text:p>0.00 </text:p>
          </table:table-cell>
          <table:table-cell table:style-name="ce87" table:formula="of:=SUM([.H5:.H7])" office:value-type="float" office:value="0">
            <text:p>0.00 </text:p>
          </table:table-cell>
          <table:table-cell table:style-name="ce87" table:formula="of:=['file:///C:/Users/Antony/diy/UK/UK%202009-2010%20Company/UK%202010-10-31%20(Oct10)%20Company%20OO/Purchases.ods'#$Dec09.$G$1]" office:value-type="float" office:value="0">
            <text:p>0.00 </text:p>
          </table:table-cell>
          <table:table-cell table:style-name="ce87" table:formula="of:=SUM([.J5:.J7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09-2010%20Company/UK%202010-10-31%20(Oct10)%20Company%20OO/Sales.ods'#$Dec09.$G$4]&gt;0;['file:///C:/Users/Antony/diy/UK/UK%202009-2010%20Company/UK%202010-10-31%20(Oct10)%20Company%20OO/Sales.ods'#$Dec09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09-2010%20Company/UK%202010-10-31%20(Oct10)%20Company%20OO/Financialaccounts.ods'#$Admin.$B$28]" office:value-type="date" office:date-value="2010-01-31">
            <text:p>Sunday, January 31, 2010</text:p>
          </table:table-cell>
          <table:table-cell table:style-name="ce76" table:formula="of:=[.B9]" office:value-type="date" office:date-value="2010-02-28">
            <text:p>Sunday, February 28, 2010</text:p>
          </table:table-cell>
          <table:table-cell table:style-name="ce83" table:formula="of:=['file:///C:/Users/Antony/diy/UK/UK%202009-2010%20Company/UK%202010-10-31%20(Oct10)%20Company%20OO/Sales.ods'#$Jan10.$H$1]" office:value-type="float" office:value="0">
            <text:p>0.00 </text:p>
          </table:table-cell>
          <table:table-cell table:style-name="ce87" table:formula="of:=SUM([.D6:.D8])" office:value-type="float" office:value="0">
            <text:p>0.00 </text:p>
          </table:table-cell>
          <table:table-cell table:style-name="ce87" table:formula="of:=['file:///C:/Users/Antony/diy/UK/UK%202009-2010%20Company/UK%202010-10-31%20(Oct10)%20Company%20OO/Sales.ods'#$Jan10.$G$1]" office:value-type="float" office:value="0">
            <text:p>0.00 </text:p>
          </table:table-cell>
          <table:table-cell table:style-name="ce87" table:formula="of:=SUM([.F6:.F8])" office:value-type="float" office:value="0">
            <text:p>0.00 </text:p>
          </table:table-cell>
          <table:table-cell table:style-name="ce87" table:formula="of:=['file:///C:/Users/Antony/diy/UK/UK%202009-2010%20Company/UK%202010-10-31%20(Oct10)%20Company%20OO/Purchases.ods'#$Jan10.$H$1]" office:value-type="float" office:value="0">
            <text:p>0.00 </text:p>
          </table:table-cell>
          <table:table-cell table:style-name="ce87" table:formula="of:=SUM([.H6:.H8])" office:value-type="float" office:value="0">
            <text:p>0.00 </text:p>
          </table:table-cell>
          <table:table-cell table:style-name="ce87" table:formula="of:=['file:///C:/Users/Antony/diy/UK/UK%202009-2010%20Company/UK%202010-10-31%20(Oct10)%20Company%20OO/Purchases.ods'#$Jan10.$G$1]" office:value-type="float" office:value="0">
            <text:p>0.00 </text:p>
          </table:table-cell>
          <table:table-cell table:style-name="ce87" table:formula="of:=SUM([.J6:.J8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09-2010%20Company/UK%202010-10-31%20(Oct10)%20Company%20OO/Sales.ods'#$Jan10.$G$4]&gt;0;['file:///C:/Users/Antony/diy/UK/UK%202009-2010%20Company/UK%202010-10-31%20(Oct10)%20Company%20OO/Sales.ods'#$Jan10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09-2010%20Company/UK%202010-10-31%20(Oct10)%20Company%20OO/Financialaccounts.ods'#$Admin.$B$30]" office:value-type="date" office:date-value="2010-02-28">
            <text:p>Sunday, February 28, 2010</text:p>
          </table:table-cell>
          <table:table-cell table:style-name="ce76" table:formula="of:=[.B10]" office:value-type="date" office:date-value="2010-03-31">
            <text:p>Wednesday, March 31, 2010</text:p>
          </table:table-cell>
          <table:table-cell table:style-name="ce83" table:formula="of:=['file:///C:/Users/Antony/diy/UK/UK%202009-2010%20Company/UK%202010-10-31%20(Oct10)%20Company%20OO/Sales.ods'#$Feb10.$H$1]" office:value-type="float" office:value="0">
            <text:p>0.00 </text:p>
          </table:table-cell>
          <table:table-cell table:style-name="ce87" table:formula="of:=SUM([.D7:.D9])" office:value-type="float" office:value="0">
            <text:p>0.00 </text:p>
          </table:table-cell>
          <table:table-cell table:style-name="ce87" table:formula="of:=['file:///C:/Users/Antony/diy/UK/UK%202009-2010%20Company/UK%202010-10-31%20(Oct10)%20Company%20OO/Sales.ods'#$Feb10.$G$1]" office:value-type="float" office:value="0">
            <text:p>0.00 </text:p>
          </table:table-cell>
          <table:table-cell table:style-name="ce87" table:formula="of:=SUM([.F7:.F9])" office:value-type="float" office:value="0">
            <text:p>0.00 </text:p>
          </table:table-cell>
          <table:table-cell table:style-name="ce87" table:formula="of:=['file:///C:/Users/Antony/diy/UK/UK%202009-2010%20Company/UK%202010-10-31%20(Oct10)%20Company%20OO/Purchases.ods'#$Feb10.$H$1]" office:value-type="float" office:value="0">
            <text:p>0.00 </text:p>
          </table:table-cell>
          <table:table-cell table:style-name="ce87" table:formula="of:=SUM([.H7:.H9])" office:value-type="float" office:value="0">
            <text:p>0.00 </text:p>
          </table:table-cell>
          <table:table-cell table:style-name="ce87" table:formula="of:=['file:///C:/Users/Antony/diy/UK/UK%202009-2010%20Company/UK%202010-10-31%20(Oct10)%20Company%20OO/Purchases.ods'#$Feb10.$G$1]" office:value-type="float" office:value="0">
            <text:p>0.00 </text:p>
          </table:table-cell>
          <table:table-cell table:style-name="ce87" table:formula="of:=SUM([.J7:.J9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09-2010%20Company/UK%202010-10-31%20(Oct10)%20Company%20OO/Sales.ods'#$Feb10.$G$4]&gt;0;['file:///C:/Users/Antony/diy/UK/UK%202009-2010%20Company/UK%202010-10-31%20(Oct10)%20Company%20OO/Sales.ods'#$Feb10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09-2010%20Company/UK%202010-10-31%20(Oct10)%20Company%20OO/Financialaccounts.ods'#$Admin.$B$32]" office:value-type="date" office:date-value="2010-03-31">
            <text:p>Wednesday, March 31, 2010</text:p>
          </table:table-cell>
          <table:table-cell table:style-name="ce76" table:formula="of:=[.B11]" office:value-type="date" office:date-value="2010-04-30">
            <text:p>Friday, April 30, 2010</text:p>
          </table:table-cell>
          <table:table-cell table:style-name="ce83" table:formula="of:=['file:///C:/Users/Antony/diy/UK/UK%202009-2010%20Company/UK%202010-10-31%20(Oct10)%20Company%20OO/Sales.ods'#$Mar10.$H$1]" office:value-type="float" office:value="0">
            <text:p>0.00 </text:p>
          </table:table-cell>
          <table:table-cell table:style-name="ce87" table:formula="of:=SUM([.D8:.D10])" office:value-type="float" office:value="0">
            <text:p>0.00 </text:p>
          </table:table-cell>
          <table:table-cell table:style-name="ce87" table:formula="of:=['file:///C:/Users/Antony/diy/UK/UK%202009-2010%20Company/UK%202010-10-31%20(Oct10)%20Company%20OO/Sales.ods'#$Mar10.$G$1]" office:value-type="float" office:value="0">
            <text:p>0.00 </text:p>
          </table:table-cell>
          <table:table-cell table:style-name="ce87" table:formula="of:=SUM([.F8:.F10])" office:value-type="float" office:value="0">
            <text:p>0.00 </text:p>
          </table:table-cell>
          <table:table-cell table:style-name="ce87" table:formula="of:=['file:///C:/Users/Antony/diy/UK/UK%202009-2010%20Company/UK%202010-10-31%20(Oct10)%20Company%20OO/Purchases.ods'#$Mar10.$H$1]" office:value-type="float" office:value="0">
            <text:p>0.00 </text:p>
          </table:table-cell>
          <table:table-cell table:style-name="ce87" table:formula="of:=SUM([.H8:.H10])" office:value-type="float" office:value="0">
            <text:p>0.00 </text:p>
          </table:table-cell>
          <table:table-cell table:style-name="ce87" table:formula="of:=['file:///C:/Users/Antony/diy/UK/UK%202009-2010%20Company/UK%202010-10-31%20(Oct10)%20Company%20OO/Purchases.ods'#$Mar10.$G$1]" office:value-type="float" office:value="0">
            <text:p>0.00 </text:p>
          </table:table-cell>
          <table:table-cell table:style-name="ce87" table:formula="of:=SUM([.J8:.J10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09-2010%20Company/UK%202010-10-31%20(Oct10)%20Company%20OO/Sales.ods'#$Mar10.$G$4]&gt;0;['file:///C:/Users/Antony/diy/UK/UK%202009-2010%20Company/UK%202010-10-31%20(Oct10)%20Company%20OO/Sales.ods'#$Mar10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09-2010%20Company/UK%202010-10-31%20(Oct10)%20Company%20OO/Financialaccounts.ods'#$Admin.$B$34]" office:value-type="date" office:date-value="2010-04-30">
            <text:p>Friday, April 30, 2010</text:p>
          </table:table-cell>
          <table:table-cell table:style-name="ce76" table:formula="of:=[.B12]" office:value-type="date" office:date-value="2010-05-31">
            <text:p>Monday, May 31, 2010</text:p>
          </table:table-cell>
          <table:table-cell table:style-name="ce83" table:formula="of:=['file:///C:/Users/Antony/diy/UK/UK%202009-2010%20Company/UK%202010-10-31%20(Oct10)%20Company%20OO/Sales.ods'#$Apr10.$H$1]" office:value-type="float" office:value="0">
            <text:p>0.00 </text:p>
          </table:table-cell>
          <table:table-cell table:style-name="ce87" table:formula="of:=SUM([.D9:.D11])" office:value-type="float" office:value="0">
            <text:p>0.00 </text:p>
          </table:table-cell>
          <table:table-cell table:style-name="ce87" table:formula="of:=['file:///C:/Users/Antony/diy/UK/UK%202009-2010%20Company/UK%202010-10-31%20(Oct10)%20Company%20OO/Sales.ods'#$Apr10.$G$1]" office:value-type="float" office:value="0">
            <text:p>0.00 </text:p>
          </table:table-cell>
          <table:table-cell table:style-name="ce87" table:formula="of:=SUM([.F9:.F11])" office:value-type="float" office:value="0">
            <text:p>0.00 </text:p>
          </table:table-cell>
          <table:table-cell table:style-name="ce87" table:formula="of:=['file:///C:/Users/Antony/diy/UK/UK%202009-2010%20Company/UK%202010-10-31%20(Oct10)%20Company%20OO/Purchases.ods'#$Apr10.$H$1]" office:value-type="float" office:value="0">
            <text:p>0.00 </text:p>
          </table:table-cell>
          <table:table-cell table:style-name="ce87" table:formula="of:=SUM([.H9:.H11])" office:value-type="float" office:value="0">
            <text:p>0.00 </text:p>
          </table:table-cell>
          <table:table-cell table:style-name="ce87" table:formula="of:=['file:///C:/Users/Antony/diy/UK/UK%202009-2010%20Company/UK%202010-10-31%20(Oct10)%20Company%20OO/Purchases.ods'#$Apr10.$G$1]" office:value-type="float" office:value="0">
            <text:p>0.00 </text:p>
          </table:table-cell>
          <table:table-cell table:style-name="ce87" table:formula="of:=SUM([.J9:.J11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09-2010%20Company/UK%202010-10-31%20(Oct10)%20Company%20OO/Sales.ods'#$Apr10.$G$4]&gt;0;['file:///C:/Users/Antony/diy/UK/UK%202009-2010%20Company/UK%202010-10-31%20(Oct10)%20Company%20OO/Sales.ods'#$Apr10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09-2010%20Company/UK%202010-10-31%20(Oct10)%20Company%20OO/Financialaccounts.ods'#$Admin.$B$36]" office:value-type="date" office:date-value="2010-05-31">
            <text:p>Monday, May 31, 2010</text:p>
          </table:table-cell>
          <table:table-cell table:style-name="ce76" table:formula="of:=[.B13]" office:value-type="date" office:date-value="2010-06-30">
            <text:p>Wednesday, June 30, 2010</text:p>
          </table:table-cell>
          <table:table-cell table:style-name="ce83" table:formula="of:=['file:///C:/Users/Antony/diy/UK/UK%202009-2010%20Company/UK%202010-10-31%20(Oct10)%20Company%20OO/Sales.ods'#$May10.$H$1]" office:value-type="float" office:value="0">
            <text:p>0.00 </text:p>
          </table:table-cell>
          <table:table-cell table:style-name="ce87" table:formula="of:=SUM([.D10:.D12])" office:value-type="float" office:value="0">
            <text:p>0.00 </text:p>
          </table:table-cell>
          <table:table-cell table:style-name="ce87" table:formula="of:=['file:///C:/Users/Antony/diy/UK/UK%202009-2010%20Company/UK%202010-10-31%20(Oct10)%20Company%20OO/Sales.ods'#$May10.$G$1]" office:value-type="float" office:value="0">
            <text:p>0.00 </text:p>
          </table:table-cell>
          <table:table-cell table:style-name="ce87" table:formula="of:=SUM([.F10:.F12])" office:value-type="float" office:value="0">
            <text:p>0.00 </text:p>
          </table:table-cell>
          <table:table-cell table:style-name="ce87" table:formula="of:=['file:///C:/Users/Antony/diy/UK/UK%202009-2010%20Company/UK%202010-10-31%20(Oct10)%20Company%20OO/Purchases.ods'#$May10.$H$1]" office:value-type="float" office:value="0">
            <text:p>0.00 </text:p>
          </table:table-cell>
          <table:table-cell table:style-name="ce87" table:formula="of:=SUM([.H10:.H12])" office:value-type="float" office:value="0">
            <text:p>0.00 </text:p>
          </table:table-cell>
          <table:table-cell table:style-name="ce87" table:formula="of:=['file:///C:/Users/Antony/diy/UK/UK%202009-2010%20Company/UK%202010-10-31%20(Oct10)%20Company%20OO/Purchases.ods'#$May10.$G$1]" office:value-type="float" office:value="0">
            <text:p>0.00 </text:p>
          </table:table-cell>
          <table:table-cell table:style-name="ce87" table:formula="of:=SUM([.J10:.J12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09-2010%20Company/UK%202010-10-31%20(Oct10)%20Company%20OO/Sales.ods'#$May10.$G$4]&gt;0;['file:///C:/Users/Antony/diy/UK/UK%202009-2010%20Company/UK%202010-10-31%20(Oct10)%20Company%20OO/Sales.ods'#$May10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09-2010%20Company/UK%202010-10-31%20(Oct10)%20Company%20OO/Financialaccounts.ods'#$Admin.$B$38]" office:value-type="date" office:date-value="2010-06-30">
            <text:p>Wednesday, June 30, 2010</text:p>
          </table:table-cell>
          <table:table-cell table:style-name="ce76" table:formula="of:=[.B14]" office:value-type="date" office:date-value="2010-07-31">
            <text:p>Saturday, July 31, 2010</text:p>
          </table:table-cell>
          <table:table-cell table:style-name="ce83" table:formula="of:=['file:///C:/Users/Antony/diy/UK/UK%202009-2010%20Company/UK%202010-10-31%20(Oct10)%20Company%20OO/Sales.ods'#$Jun10.$H$1]" office:value-type="float" office:value="0">
            <text:p>0.00 </text:p>
          </table:table-cell>
          <table:table-cell table:style-name="ce87" table:formula="of:=SUM([.D11:.D13])" office:value-type="float" office:value="0">
            <text:p>0.00 </text:p>
          </table:table-cell>
          <table:table-cell table:style-name="ce87" table:formula="of:=['file:///C:/Users/Antony/diy/UK/UK%202009-2010%20Company/UK%202010-10-31%20(Oct10)%20Company%20OO/Sales.ods'#$Jun10.$G$1]" office:value-type="float" office:value="0">
            <text:p>0.00 </text:p>
          </table:table-cell>
          <table:table-cell table:style-name="ce87" table:formula="of:=SUM([.F11:.F13])" office:value-type="float" office:value="0">
            <text:p>0.00 </text:p>
          </table:table-cell>
          <table:table-cell table:style-name="ce87" table:formula="of:=['file:///C:/Users/Antony/diy/UK/UK%202009-2010%20Company/UK%202010-10-31%20(Oct10)%20Company%20OO/Purchases.ods'#$Jun10.$H$1]" office:value-type="float" office:value="0">
            <text:p>0.00 </text:p>
          </table:table-cell>
          <table:table-cell table:style-name="ce87" table:formula="of:=SUM([.H11:.H13])" office:value-type="float" office:value="0">
            <text:p>0.00 </text:p>
          </table:table-cell>
          <table:table-cell table:style-name="ce87" table:formula="of:=['file:///C:/Users/Antony/diy/UK/UK%202009-2010%20Company/UK%202010-10-31%20(Oct10)%20Company%20OO/Purchases.ods'#$Jun10.$G$1]" office:value-type="float" office:value="0">
            <text:p>0.00 </text:p>
          </table:table-cell>
          <table:table-cell table:style-name="ce87" table:formula="of:=SUM([.J11:.J13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09-2010%20Company/UK%202010-10-31%20(Oct10)%20Company%20OO/Sales.ods'#$Jun10.$G$4]&gt;0;['file:///C:/Users/Antony/diy/UK/UK%202009-2010%20Company/UK%202010-10-31%20(Oct10)%20Company%20OO/Sales.ods'#$Jun10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09-2010%20Company/UK%202010-10-31%20(Oct10)%20Company%20OO/Financialaccounts.ods'#$Admin.$B$40]" office:value-type="date" office:date-value="2010-07-31">
            <text:p>Saturday, July 31, 2010</text:p>
          </table:table-cell>
          <table:table-cell table:style-name="ce76" table:formula="of:=[.B15]" office:value-type="date" office:date-value="2010-08-31">
            <text:p>Tuesday, August 31, 2010</text:p>
          </table:table-cell>
          <table:table-cell table:style-name="ce83" table:formula="of:=['file:///C:/Users/Antony/diy/UK/UK%202009-2010%20Company/UK%202010-10-31%20(Oct10)%20Company%20OO/Sales.ods'#$Jul10.$H$1]" office:value-type="float" office:value="0">
            <text:p>0.00 </text:p>
          </table:table-cell>
          <table:table-cell table:style-name="ce87" table:formula="of:=SUM([.D12:.D14])" office:value-type="float" office:value="0">
            <text:p>0.00 </text:p>
          </table:table-cell>
          <table:table-cell table:style-name="ce87" table:formula="of:=['file:///C:/Users/Antony/diy/UK/UK%202009-2010%20Company/UK%202010-10-31%20(Oct10)%20Company%20OO/Sales.ods'#$Jul10.$G$1]" office:value-type="float" office:value="0">
            <text:p>0.00 </text:p>
          </table:table-cell>
          <table:table-cell table:style-name="ce87" table:formula="of:=SUM([.F12:.F14])" office:value-type="float" office:value="0">
            <text:p>0.00 </text:p>
          </table:table-cell>
          <table:table-cell table:style-name="ce87" table:formula="of:=['file:///C:/Users/Antony/diy/UK/UK%202009-2010%20Company/UK%202010-10-31%20(Oct10)%20Company%20OO/Purchases.ods'#$Jul10.$H$1]" office:value-type="float" office:value="0">
            <text:p>0.00 </text:p>
          </table:table-cell>
          <table:table-cell table:style-name="ce87" table:formula="of:=SUM([.H12:.H14])" office:value-type="float" office:value="0">
            <text:p>0.00 </text:p>
          </table:table-cell>
          <table:table-cell table:style-name="ce87" table:formula="of:=['file:///C:/Users/Antony/diy/UK/UK%202009-2010%20Company/UK%202010-10-31%20(Oct10)%20Company%20OO/Purchases.ods'#$Jul10.$G$1]" office:value-type="float" office:value="0">
            <text:p>0.00 </text:p>
          </table:table-cell>
          <table:table-cell table:style-name="ce87" table:formula="of:=SUM([.J12:.J14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09-2010%20Company/UK%202010-10-31%20(Oct10)%20Company%20OO/Sales.ods'#$Jul10.$G$4]&gt;0;['file:///C:/Users/Antony/diy/UK/UK%202009-2010%20Company/UK%202010-10-31%20(Oct10)%20Company%20OO/Sales.ods'#$Jul10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09-2010%20Company/UK%202010-10-31%20(Oct10)%20Company%20OO/Financialaccounts.ods'#$Admin.$B$42]" office:value-type="date" office:date-value="2010-08-31">
            <text:p>Tuesday, August 31, 2010</text:p>
          </table:table-cell>
          <table:table-cell table:style-name="ce76" table:formula="of:=[.B16]" office:value-type="date" office:date-value="2010-09-30">
            <text:p>Thursday, September 30, 2010</text:p>
          </table:table-cell>
          <table:table-cell table:style-name="ce83" table:formula="of:=['file:///C:/Users/Antony/diy/UK/UK%202009-2010%20Company/UK%202010-10-31%20(Oct10)%20Company%20OO/Sales.ods'#$Aug10.$H$1]" office:value-type="float" office:value="0">
            <text:p>0.00 </text:p>
          </table:table-cell>
          <table:table-cell table:style-name="ce87" table:formula="of:=SUM([.D13:.D15])" office:value-type="float" office:value="0">
            <text:p>0.00 </text:p>
          </table:table-cell>
          <table:table-cell table:style-name="ce87" table:formula="of:=['file:///C:/Users/Antony/diy/UK/UK%202009-2010%20Company/UK%202010-10-31%20(Oct10)%20Company%20OO/Sales.ods'#$Aug10.$G$1]" office:value-type="float" office:value="0">
            <text:p>0.00 </text:p>
          </table:table-cell>
          <table:table-cell table:style-name="ce87" table:formula="of:=SUM([.F13:.F15])" office:value-type="float" office:value="0">
            <text:p>0.00 </text:p>
          </table:table-cell>
          <table:table-cell table:style-name="ce87" table:formula="of:=['file:///C:/Users/Antony/diy/UK/UK%202009-2010%20Company/UK%202010-10-31%20(Oct10)%20Company%20OO/Purchases.ods'#$Aug10.$H$1]" office:value-type="float" office:value="0">
            <text:p>0.00 </text:p>
          </table:table-cell>
          <table:table-cell table:style-name="ce87" table:formula="of:=SUM([.H13:.H15])" office:value-type="float" office:value="0">
            <text:p>0.00 </text:p>
          </table:table-cell>
          <table:table-cell table:style-name="ce87" table:formula="of:=['file:///C:/Users/Antony/diy/UK/UK%202009-2010%20Company/UK%202010-10-31%20(Oct10)%20Company%20OO/Purchases.ods'#$Aug10.$G$1]" office:value-type="float" office:value="0">
            <text:p>0.00 </text:p>
          </table:table-cell>
          <table:table-cell table:style-name="ce87" table:formula="of:=SUM([.J13:.J15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09-2010%20Company/UK%202010-10-31%20(Oct10)%20Company%20OO/Sales.ods'#$Aug10.$G$4]&gt;0;['file:///C:/Users/Antony/diy/UK/UK%202009-2010%20Company/UK%202010-10-31%20(Oct10)%20Company%20OO/Sales.ods'#$Aug10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09-2010%20Company/UK%202010-10-31%20(Oct10)%20Company%20OO/Financialaccounts.ods'#$Admin.$B$44]" office:value-type="date" office:date-value="2010-09-30">
            <text:p>Thursday, September 30, 2010</text:p>
          </table:table-cell>
          <table:table-cell table:style-name="ce76" table:formula="of:=[.B17]" office:value-type="date" office:date-value="2010-10-31">
            <text:p>Sunday, October 31, 2010</text:p>
          </table:table-cell>
          <table:table-cell table:style-name="ce83" table:formula="of:=['file:///C:/Users/Antony/diy/UK/UK%202009-2010%20Company/UK%202010-10-31%20(Oct10)%20Company%20OO/Sales.ods'#$Sep10.$H$1]" office:value-type="float" office:value="0">
            <text:p>0.00 </text:p>
          </table:table-cell>
          <table:table-cell table:style-name="ce87" table:formula="of:=SUM([.D14:.D16])" office:value-type="float" office:value="0">
            <text:p>0.00 </text:p>
          </table:table-cell>
          <table:table-cell table:style-name="ce87" table:formula="of:=['file:///C:/Users/Antony/diy/UK/UK%202009-2010%20Company/UK%202010-10-31%20(Oct10)%20Company%20OO/Sales.ods'#$Sep10.$G$1]" office:value-type="float" office:value="0">
            <text:p>0.00 </text:p>
          </table:table-cell>
          <table:table-cell table:style-name="ce87" table:formula="of:=SUM([.F14:.F16])" office:value-type="float" office:value="0">
            <text:p>0.00 </text:p>
          </table:table-cell>
          <table:table-cell table:style-name="ce87" table:formula="of:=['file:///C:/Users/Antony/diy/UK/UK%202009-2010%20Company/UK%202010-10-31%20(Oct10)%20Company%20OO/Purchases.ods'#$Sep10.$H$1]" office:value-type="float" office:value="0">
            <text:p>0.00 </text:p>
          </table:table-cell>
          <table:table-cell table:style-name="ce87" table:formula="of:=SUM([.H14:.H16])" office:value-type="float" office:value="0">
            <text:p>0.00 </text:p>
          </table:table-cell>
          <table:table-cell table:style-name="ce87" table:formula="of:=['file:///C:/Users/Antony/diy/UK/UK%202009-2010%20Company/UK%202010-10-31%20(Oct10)%20Company%20OO/Purchases.ods'#$Sep10.$G$1]" office:value-type="float" office:value="0">
            <text:p>0.00 </text:p>
          </table:table-cell>
          <table:table-cell table:style-name="ce87" table:formula="of:=SUM([.J14:.J16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09-2010%20Company/UK%202010-10-31%20(Oct10)%20Company%20OO/Sales.ods'#$Sep10.$G$4]&gt;0;['file:///C:/Users/Antony/diy/UK/UK%202009-2010%20Company/UK%202010-10-31%20(Oct10)%20Company%20OO/Sales.ods'#$Sep10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09-2010%20Company/UK%202010-10-31%20(Oct10)%20Company%20OO/Financialaccounts.ods'#$Admin.$B$46]" office:value-type="date" office:date-value="2010-10-31">
            <text:p>Sunday, October 31, 2010</text:p>
          </table:table-cell>
          <table:table-cell table:style-name="ce76" table:formula="of:=[.B18]" office:value-type="date" office:date-value="2010-11-30">
            <text:p>Tuesday, November 30, 2010</text:p>
          </table:table-cell>
          <table:table-cell table:style-name="ce83" table:formula="of:=['file:///C:/Users/Antony/diy/UK/UK%202009-2010%20Company/UK%202010-10-31%20(Oct10)%20Company%20OO/Sales.ods'#$Oct10.$H$1]" office:value-type="float" office:value="0">
            <text:p>0.00 </text:p>
          </table:table-cell>
          <table:table-cell table:style-name="ce87" table:formula="of:=SUM([.D15:.D17])" office:value-type="float" office:value="0">
            <text:p>0.00 </text:p>
          </table:table-cell>
          <table:table-cell table:style-name="ce87" table:formula="of:=['file:///C:/Users/Antony/diy/UK/UK%202009-2010%20Company/UK%202010-10-31%20(Oct10)%20Company%20OO/Sales.ods'#$Oct10.$G$1]" office:value-type="float" office:value="0">
            <text:p>0.00 </text:p>
          </table:table-cell>
          <table:table-cell table:style-name="ce87" table:formula="of:=SUM([.F15:.F17])" office:value-type="float" office:value="0">
            <text:p>0.00 </text:p>
          </table:table-cell>
          <table:table-cell table:style-name="ce87" table:formula="of:=['file:///C:/Users/Antony/diy/UK/UK%202009-2010%20Company/UK%202010-10-31%20(Oct10)%20Company%20OO/Purchases.ods'#$Oct10.$H$1]" office:value-type="float" office:value="0">
            <text:p>0.00 </text:p>
          </table:table-cell>
          <table:table-cell table:style-name="ce87" table:formula="of:=SUM([.H15:.H17])" office:value-type="float" office:value="0">
            <text:p>0.00 </text:p>
          </table:table-cell>
          <table:table-cell table:style-name="ce87" table:formula="of:=['file:///C:/Users/Antony/diy/UK/UK%202009-2010%20Company/UK%202010-10-31%20(Oct10)%20Company%20OO/Purchases.ods'#$Oct10.$G$1]" office:value-type="float" office:value="0">
            <text:p>0.00 </text:p>
          </table:table-cell>
          <table:table-cell table:style-name="ce87" table:formula="of:=SUM([.J15:.J17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09-2010%20Company/UK%202010-10-31%20(Oct10)%20Company%20OO/Sales.ods'#$Oct10.$G$4]&gt;0;['file:///C:/Users/Antony/diy/UK/UK%202009-2010%20Company/UK%202010-10-31%20(Oct10)%20Company%20OO/Sales.ods'#$Oct10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09-2010%20Company/UK%202010-10-31%20(Oct10)%20Company%20OO/Financialaccounts.ods'#$Admin.$B$48]" office:value-type="date" office:date-value="2010-11-30">
            <text:p>Tuesday, November 30, 2010</text:p>
          </table:table-cell>
          <table:table-cell table:style-name="ce76" table:formula="of:=[.B19]" office:value-type="date" office:date-value="2010-12-31">
            <text:p>Friday, December 31, 2010</text:p>
          </table:table-cell>
          <table:table-cell table:style-name="ce83" table:formula="of:=[$S1110.$H$1]" office:value-type="float" office:value="0">
            <text:p>0.00 </text:p>
          </table:table-cell>
          <table:table-cell table:style-name="ce87" table:formula="of:=SUM([.D16:.D18])" office:value-type="float" office:value="0">
            <text:p>0.00 </text:p>
          </table:table-cell>
          <table:table-cell table:style-name="ce87" table:formula="of:=[$S1110.$G$1]" office:value-type="float" office:value="0">
            <text:p>0.00 </text:p>
          </table:table-cell>
          <table:table-cell table:style-name="ce87" table:formula="of:=SUM([.F16:.F18])" office:value-type="float" office:value="0">
            <text:p>0.00 </text:p>
          </table:table-cell>
          <table:table-cell table:style-name="ce87" table:formula="of:=[$P1110.$H$1]" office:value-type="float" office:value="0">
            <text:p>0.00 </text:p>
          </table:table-cell>
          <table:table-cell table:style-name="ce87" table:formula="of:=SUM([.H16:.H18])" office:value-type="float" office:value="0">
            <text:p>0.00 </text:p>
          </table:table-cell>
          <table:table-cell table:style-name="ce87" table:formula="of:=[$P1110.$G$1]" office:value-type="float" office:value="0">
            <text:p>0.00 </text:p>
          </table:table-cell>
          <table:table-cell table:style-name="ce87" table:formula="of:=SUM([.J16:.J18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09-2010%20Company/UK%202010-10-31%20(Oct10)%20Company%20OO/Sales.ods'#$Oct10.$G$4]&gt;0;['file:///C:/Users/Antony/diy/UK/UK%202009-2010%20Company/UK%202010-10-31%20(Oct10)%20Company%20OO/Sales.ods'#$Oct10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09-2010%20Company/UK%202010-10-31%20(Oct10)%20Company%20OO/Financialaccounts.ods'#$Admin.$B$50]" office:value-type="date" office:date-value="2010-12-31">
            <text:p>Friday, December 31, 2010</text:p>
          </table:table-cell>
          <table:table-cell table:style-name="ce79" table:formula="of:=['file:///C:/Users/Antony/diy/UK/UK%202009-2010%20Company/UK%202010-10-31%20(Oct10)%20Company%20OO/Financialaccounts.ods'#$Admin.$B$52]" office:value-type="date" office:date-value="2011-01-31">
            <text:p>Monday, January 31, 2011</text:p>
          </table:table-cell>
          <table:table-cell table:style-name="ce83" table:formula="of:=[$S1210.$H$1]" office:value-type="float" office:value="0">
            <text:p>0.00 </text:p>
          </table:table-cell>
          <table:table-cell table:style-name="ce87" table:formula="of:=SUM([.D17:.D19])" office:value-type="float" office:value="0">
            <text:p>0.00 </text:p>
          </table:table-cell>
          <table:table-cell table:style-name="ce87" table:formula="of:=[$S1210.$G$1]" office:value-type="float" office:value="0">
            <text:p>0.00 </text:p>
          </table:table-cell>
          <table:table-cell table:style-name="ce87" table:formula="of:=SUM([.F17:.F19])" office:value-type="float" office:value="0">
            <text:p>0.00 </text:p>
          </table:table-cell>
          <table:table-cell table:style-name="ce87" table:formula="of:=[$P1210.$H$1]" office:value-type="float" office:value="0">
            <text:p>0.00 </text:p>
          </table:table-cell>
          <table:table-cell table:style-name="ce87" table:formula="of:=SUM([.H17:.H19])" office:value-type="float" office:value="0">
            <text:p>0.00 </text:p>
          </table:table-cell>
          <table:table-cell table:style-name="ce87" table:formula="of:=[$P1210.$G$1]" office:value-type="float" office:value="0">
            <text:p>0.00 </text:p>
          </table:table-cell>
          <table:table-cell table:style-name="ce87" table:formula="of:=SUM([.J17:.J19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09-2010%20Company/UK%202010-10-31%20(Oct10)%20Company%20OO/Sales.ods'#$Oct10.$G$4]&gt;0;['file:///C:/Users/Antony/diy/UK/UK%202009-2010%20Company/UK%202010-10-31%20(Oct10)%20Company%20OO/Sales.ods'#$Oct10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">
          <table:table-cell table:style-name="ce71"/>
          <table:table-cell table:style-name="ce77" table:number-columns-repeated="2"/>
          <table:table-cell table:style-name="ce84" table:number-columns-repeated="8"/>
          <table:table-cell table:style-name="ce92"/>
          <table:table-cell table:style-name="ce96"/>
          <table:table-cell table:style-name="ce101"/>
          <table:table-cell table:number-columns-repeated="1010"/>
        </table:table-row>
        <table:table-row table:style-name="ro11" table:number-rows-repeated="6551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0909" table:style-name="ta7">
        <table:table-column table:style-name="co10" table:default-cell-style-name="ce105"/>
        <table:table-column table:style-name="co22" table:default-cell-style-name="ce107"/>
        <table:table-column table:style-name="co23" table:number-columns-repeated="2" table:default-cell-style-name="ce110"/>
        <table:table-column table:style-name="co24" table:default-cell-style-name="ce115"/>
        <table:table-column table:style-name="co4" table:default-cell-style-name="ce119"/>
        <table:table-column table:style-name="co25" table:default-cell-style-name="ce119"/>
        <table:table-column table:style-name="co4" table:default-cell-style-name="ce119"/>
        <table:table-column table:style-name="co10" table:number-columns-repeated="1016" table:default-cell-style-name="ce127"/>
        <table:table-row table:style-name="ro6">
          <table:table-cell table:style-name="ce103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3" office:value-type="string" table:number-columns-spanned="2" table:number-rows-spanned="1">
            <text:p>Total for Month</text:p>
          </table:table-cell>
          <table:covered-table-cell/>
          <table:table-cell table:style-name="ce118" table:formula="of:=SUM([.F5:.F500])" office:value-type="float" office:value="0">
            <text:p>0.00 </text:p>
          </table:table-cell>
          <table:table-cell table:style-name="ce118" table:formula="of:=SUM([.G5:.G500])" office:value-type="float" office:value="0">
            <text:p>0.00 </text:p>
          </table:table-cell>
          <table:table-cell table:style-name="ce118" table:formula="of:=SUM([.H5:.H500])" office:value-type="float" office:value="0">
            <text:p>0.00 </text:p>
          </table:table-cell>
          <table:table-cell table:style-name="ce125" table:number-columns-repeated="1016"/>
        </table:table-row>
        <table:table-row table:style-name="ro12">
          <table:table-cell table:style-name="ce104" office:value-type="string" table:number-columns-spanned="1" table:number-rows-spanned="3">
            <text:p>Sales <text:s text:c="5"/>Date</text:p>
          </table:table-cell>
          <table:table-cell table:style-name="ce108" office:value-type="string" table:number-columns-spanned="1" table:number-rows-spanned="3">
            <text:p>Customer Name</text:p>
          </table:table-cell>
          <table:table-cell table:style-name="ce111" office:value-type="string" table:number-columns-spanned="1" table:number-rows-spanned="3">
            <text:p>Sales Invoice Number or reference</text:p>
          </table:table-cell>
          <table:table-cell table:style-name="ce114" office:value-type="string" table:number-columns-spanned="1" table:number-rows-spanned="3">
            <text:p>Sales <text:s text:c="12"/>Description</text:p>
          </table:table-cell>
          <table:table-cell table:style-name="ce116" table:number-columns-spanned="1" table:number-rows-spanned="3"/>
          <table:table-cell table:style-name="ce108" office:value-type="string" table:number-columns-spanned="1" table:number-rows-spanned="3">
            <text:p>Sales Value including <text:s text:c="2"/>Vat</text:p>
          </table:table-cell>
          <table:table-cell table:style-name="ce121" table:formula="of:=['file:///C:/Users/Antony/diy/UK/UK%202009-2010%20Company/UK%202010-10-31%20(Oct10)%20Company%20OO/Sales.ods'#$OpeningDebtors.$G$2]" office:value-type="float" office:value="15">
            <text:p>15.00 </text:p>
          </table:table-cell>
          <table:table-cell table:style-name="ce108" office:value-type="string" table:number-columns-spanned="1" table:number-rows-spanned="3">
            <text:p>Sales <text:s text:c="8"/>Net of Vat</text:p>
          </table:table-cell>
          <table:table-cell table:style-name="ce125" table:number-columns-repeated="1016"/>
        </table:table-row>
        <table:table-row table:style-name="ro13">
          <table:covered-table-cell table:number-columns-repeated="6"/>
          <table:table-cell table:style-name="ce108" office:value-type="string">
            <text:p>Vat <text:s text:c="6"/>Output</text:p>
          </table:table-cell>
          <table:covered-table-cell/>
          <table:table-cell table:style-name="ce126" table:number-columns-repeated="1016"/>
        </table:table-row>
        <table:table-row table:style-name="ro3">
          <table:covered-table-cell table:number-columns-repeated="6"/>
          <table:table-cell table:style-name="ce122" table:formula="of:=['file:///C:/Users/Antony/diy/UK/UK%202009-2010%20Company/UK%202010-10-31%20(Oct10)%20Company%20OO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3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3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3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3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3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3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3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3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3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3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3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3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3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3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3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3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3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3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3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3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3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3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3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3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3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3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3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3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3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3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3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3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3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3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3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3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3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3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3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3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3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3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3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3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3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3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3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3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3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3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3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3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3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3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3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3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3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3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3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3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3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3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3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3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3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3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3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3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3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3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3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3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3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3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3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3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3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3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3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3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3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3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3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3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3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3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3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3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3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3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3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3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3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3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3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3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3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3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3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3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3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3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3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3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3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3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3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3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3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3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3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3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3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3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3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3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3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3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3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3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3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3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3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3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3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3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3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3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3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3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3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3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3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3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3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3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3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3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3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3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3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3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3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3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3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3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3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3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3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3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3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3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3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3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3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3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3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3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3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3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3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3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3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3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3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3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3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3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3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3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3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3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3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3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3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3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3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3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3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3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3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3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3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3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3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3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3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3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3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3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3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3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3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3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3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6"/>
          <table:table-cell table:style-name="ce109"/>
          <table:table-cell table:style-name="ce112" table:number-columns-repeated="2"/>
          <table:table-cell table:style-name="ce117"/>
          <table:table-cell table:style-name="ce120"/>
          <table:table-cell table:style-name="ce124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4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3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3" table:number-columns-repeated="2"/>
          <table:table-cell table:number-columns-repeated="1016"/>
        </table:table-row>
        <table:table-row table:style-name="ro3" table:number-rows-repeated="649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1009" table:style-name="ta7">
        <table:table-column table:style-name="co10" table:default-cell-style-name="ce105"/>
        <table:table-column table:style-name="co22" table:default-cell-style-name="ce107"/>
        <table:table-column table:style-name="co23" table:number-columns-repeated="2" table:default-cell-style-name="ce110"/>
        <table:table-column table:style-name="co24" table:default-cell-style-name="ce115"/>
        <table:table-column table:style-name="co4" table:default-cell-style-name="ce119"/>
        <table:table-column table:style-name="co25" table:default-cell-style-name="ce119"/>
        <table:table-column table:style-name="co4" table:default-cell-style-name="ce119"/>
        <table:table-column table:style-name="co10" table:number-columns-repeated="1016" table:default-cell-style-name="ce127"/>
        <table:table-row table:style-name="ro6">
          <table:table-cell table:style-name="ce103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3" office:value-type="string" table:number-columns-spanned="2" table:number-rows-spanned="1">
            <text:p>Total for Month</text:p>
          </table:table-cell>
          <table:covered-table-cell/>
          <table:table-cell table:style-name="ce118" table:formula="of:=SUM([.F5:.F500])" office:value-type="float" office:value="0">
            <text:p>0.00 </text:p>
          </table:table-cell>
          <table:table-cell table:style-name="ce118" table:formula="of:=SUM([.G5:.G500])" office:value-type="float" office:value="0">
            <text:p>0.00 </text:p>
          </table:table-cell>
          <table:table-cell table:style-name="ce118" table:formula="of:=SUM([.H5:.H500])" office:value-type="float" office:value="0">
            <text:p>0.00 </text:p>
          </table:table-cell>
          <table:table-cell table:style-name="ce125" table:number-columns-repeated="1016"/>
        </table:table-row>
        <table:table-row table:style-name="ro12">
          <table:table-cell table:style-name="ce104" office:value-type="string" table:number-columns-spanned="1" table:number-rows-spanned="3">
            <text:p>Sales <text:s text:c="5"/>Date</text:p>
          </table:table-cell>
          <table:table-cell table:style-name="ce108" office:value-type="string" table:number-columns-spanned="1" table:number-rows-spanned="3">
            <text:p>Customer Name</text:p>
          </table:table-cell>
          <table:table-cell table:style-name="ce111" office:value-type="string" table:number-columns-spanned="1" table:number-rows-spanned="3">
            <text:p>Sales Invoice Number or reference</text:p>
          </table:table-cell>
          <table:table-cell table:style-name="ce114" office:value-type="string" table:number-columns-spanned="1" table:number-rows-spanned="3">
            <text:p>Sales <text:s text:c="12"/>Description</text:p>
          </table:table-cell>
          <table:table-cell table:style-name="ce116" table:number-columns-spanned="1" table:number-rows-spanned="3"/>
          <table:table-cell table:style-name="ce108" office:value-type="string" table:number-columns-spanned="1" table:number-rows-spanned="3">
            <text:p>Sales Value including <text:s text:c="2"/>Vat</text:p>
          </table:table-cell>
          <table:table-cell table:style-name="ce121" table:formula="of:=['file:///C:/Users/Antony/diy/UK/UK%202009-2010%20Company/UK%202010-10-31%20(Oct10)%20Company%20OO/Sales.ods'#$OpeningDebtors.$G$2]" office:value-type="float" office:value="15">
            <text:p>15.00 </text:p>
          </table:table-cell>
          <table:table-cell table:style-name="ce108" office:value-type="string" table:number-columns-spanned="1" table:number-rows-spanned="3">
            <text:p>Sales <text:s text:c="8"/>Net of Vat</text:p>
          </table:table-cell>
          <table:table-cell table:style-name="ce125" table:number-columns-repeated="1016"/>
        </table:table-row>
        <table:table-row table:style-name="ro13">
          <table:covered-table-cell table:number-columns-repeated="6"/>
          <table:table-cell table:style-name="ce108" office:value-type="string">
            <text:p>Vat <text:s text:c="6"/>Output</text:p>
          </table:table-cell>
          <table:covered-table-cell/>
          <table:table-cell table:style-name="ce126" table:number-columns-repeated="1016"/>
        </table:table-row>
        <table:table-row table:style-name="ro3">
          <table:covered-table-cell table:number-columns-repeated="6"/>
          <table:table-cell table:style-name="ce122" table:formula="of:=['file:///C:/Users/Antony/diy/UK/UK%202009-2010%20Company/UK%202010-10-31%20(Oct10)%20Company%20OO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3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3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3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3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3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3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3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3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3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3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3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3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3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3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3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3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3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3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3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3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3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3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3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3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3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3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3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3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3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3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3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3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3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3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3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3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3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3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3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3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3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3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3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3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3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3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3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3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3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3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3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3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3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3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3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3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3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3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3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3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3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3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3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3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3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3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3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3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3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3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3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3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3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3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3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3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3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3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3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3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3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3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3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3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3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3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3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3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3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3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3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3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3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3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3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3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3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3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3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3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3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3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3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3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3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3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3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3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3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3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3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3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3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3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3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3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3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3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3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3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3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3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3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3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3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3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3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3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3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3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3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3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3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3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3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3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3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3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3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3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3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3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3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3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3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3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3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3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3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3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3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3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3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3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3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3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3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3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3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3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3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3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3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3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3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3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3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3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3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3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3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3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3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3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3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3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3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3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3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3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3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3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3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3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3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3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3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3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3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3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3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3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3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3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3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6"/>
          <table:table-cell table:style-name="ce109"/>
          <table:table-cell table:style-name="ce112" table:number-columns-repeated="2"/>
          <table:table-cell table:style-name="ce117"/>
          <table:table-cell table:style-name="ce120"/>
          <table:table-cell table:style-name="ce124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4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3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3" table:number-columns-repeated="2"/>
          <table:table-cell table:number-columns-repeated="1016"/>
        </table:table-row>
        <table:table-row table:style-name="ro3" table:number-rows-repeated="649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1110" table:style-name="ta7">
        <table:table-column table:style-name="co10" table:default-cell-style-name="ce105"/>
        <table:table-column table:style-name="co22" table:default-cell-style-name="ce107"/>
        <table:table-column table:style-name="co23" table:number-columns-repeated="2" table:default-cell-style-name="ce110"/>
        <table:table-column table:style-name="co24" table:default-cell-style-name="ce115"/>
        <table:table-column table:style-name="co4" table:default-cell-style-name="ce119"/>
        <table:table-column table:style-name="co25" table:default-cell-style-name="ce119"/>
        <table:table-column table:style-name="co4" table:default-cell-style-name="ce119"/>
        <table:table-column table:style-name="co10" table:number-columns-repeated="1016" table:default-cell-style-name="ce127"/>
        <table:table-row table:style-name="ro6">
          <table:table-cell table:style-name="ce103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3" office:value-type="string" table:number-columns-spanned="2" table:number-rows-spanned="1">
            <text:p>Total for Month</text:p>
          </table:table-cell>
          <table:covered-table-cell/>
          <table:table-cell table:style-name="ce118" table:formula="of:=SUM([.F5:.F500])" office:value-type="float" office:value="0">
            <text:p>0.00 </text:p>
          </table:table-cell>
          <table:table-cell table:style-name="ce118" table:formula="of:=SUM([.G5:.G500])" office:value-type="float" office:value="0">
            <text:p>0.00 </text:p>
          </table:table-cell>
          <table:table-cell table:style-name="ce118" table:formula="of:=SUM([.H5:.H500])" office:value-type="float" office:value="0">
            <text:p>0.00 </text:p>
          </table:table-cell>
          <table:table-cell table:style-name="ce125" table:number-columns-repeated="1016"/>
        </table:table-row>
        <table:table-row table:style-name="ro12">
          <table:table-cell table:style-name="ce104" office:value-type="string" table:number-columns-spanned="1" table:number-rows-spanned="3">
            <text:p>Sales <text:s text:c="5"/>Date</text:p>
          </table:table-cell>
          <table:table-cell table:style-name="ce108" office:value-type="string" table:number-columns-spanned="1" table:number-rows-spanned="3">
            <text:p>Customer Name</text:p>
          </table:table-cell>
          <table:table-cell table:style-name="ce111" office:value-type="string" table:number-columns-spanned="1" table:number-rows-spanned="3">
            <text:p>Sales Invoice Number or reference</text:p>
          </table:table-cell>
          <table:table-cell table:style-name="ce114" office:value-type="string" table:number-columns-spanned="1" table:number-rows-spanned="3">
            <text:p>Sales <text:s text:c="12"/>Description</text:p>
          </table:table-cell>
          <table:table-cell table:style-name="ce116" table:number-columns-spanned="1" table:number-rows-spanned="3"/>
          <table:table-cell table:style-name="ce108" office:value-type="string" table:number-columns-spanned="1" table:number-rows-spanned="3">
            <text:p>Sales Value including <text:s text:c="2"/>Vat</text:p>
          </table:table-cell>
          <table:table-cell table:style-name="ce121" table:formula="of:=['file:///C:/Users/Antony/diy/UK/UK%202009-2010%20Company/UK%202010-10-31%20(Oct10)%20Company%20OO/Sales.ods'#$ClosingDebtors.$G$2]" office:value-type="float" office:value="17.5">
            <text:p>17.50 </text:p>
          </table:table-cell>
          <table:table-cell table:style-name="ce108" office:value-type="string" table:number-columns-spanned="1" table:number-rows-spanned="3">
            <text:p>Sales <text:s text:c="8"/>Net of Vat</text:p>
          </table:table-cell>
          <table:table-cell table:style-name="ce125" table:number-columns-repeated="1016"/>
        </table:table-row>
        <table:table-row table:style-name="ro13">
          <table:covered-table-cell table:number-columns-repeated="6"/>
          <table:table-cell table:style-name="ce108" office:value-type="string">
            <text:p>Vat <text:s text:c="6"/>Output</text:p>
          </table:table-cell>
          <table:covered-table-cell/>
          <table:table-cell table:style-name="ce126" table:number-columns-repeated="1016"/>
        </table:table-row>
        <table:table-row table:style-name="ro3">
          <table:covered-table-cell table:number-columns-repeated="6"/>
          <table:table-cell table:style-name="ce122" table:formula="of:=['file:///C:/Users/Antony/diy/UK/UK%202009-2010%20Company/UK%202010-10-31%20(Oct10)%20Company%20OO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3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3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3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3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3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3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3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3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3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3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3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3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3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3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3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3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3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3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3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3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3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3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3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3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3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3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3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3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3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3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3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3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3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3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3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3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3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3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3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3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3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3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3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3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3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3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3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3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3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3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3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3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3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3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3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3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3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3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3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3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3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3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3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3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3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3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3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3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3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3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3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3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3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3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3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3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3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3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3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3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3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3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3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3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3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3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3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3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3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3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3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3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3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3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3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3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3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3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3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3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3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3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3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3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3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3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3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3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3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3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3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3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3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3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3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3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3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3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3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3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3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3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3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3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3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3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3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3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3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3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3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3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3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3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3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3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3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3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3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3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3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3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3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3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3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3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3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3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3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3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3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3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3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3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3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3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3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3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3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3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3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3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3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3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3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3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3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3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3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3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3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3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3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3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3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3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3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3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3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3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3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3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3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3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3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3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3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3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3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3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3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3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3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3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3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6"/>
          <table:table-cell table:style-name="ce109"/>
          <table:table-cell table:style-name="ce112" table:number-columns-repeated="2"/>
          <table:table-cell table:style-name="ce117"/>
          <table:table-cell table:style-name="ce120"/>
          <table:table-cell table:style-name="ce124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4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3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3" table:number-columns-repeated="2"/>
          <table:table-cell table:number-columns-repeated="1016"/>
        </table:table-row>
        <table:table-row table:style-name="ro3" table:number-rows-repeated="649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1210" table:style-name="ta7">
        <table:table-column table:style-name="co10" table:default-cell-style-name="ce105"/>
        <table:table-column table:style-name="co22" table:default-cell-style-name="ce107"/>
        <table:table-column table:style-name="co23" table:number-columns-repeated="2" table:default-cell-style-name="ce110"/>
        <table:table-column table:style-name="co24" table:default-cell-style-name="ce115"/>
        <table:table-column table:style-name="co4" table:default-cell-style-name="ce119"/>
        <table:table-column table:style-name="co25" table:default-cell-style-name="ce119"/>
        <table:table-column table:style-name="co4" table:default-cell-style-name="ce119"/>
        <table:table-column table:style-name="co10" table:number-columns-repeated="1016" table:default-cell-style-name="ce127"/>
        <table:table-row table:style-name="ro6">
          <table:table-cell table:style-name="ce103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3" office:value-type="string" table:number-columns-spanned="2" table:number-rows-spanned="1">
            <text:p>Total for Month</text:p>
          </table:table-cell>
          <table:covered-table-cell/>
          <table:table-cell table:style-name="ce118" table:formula="of:=SUM([.F5:.F500])" office:value-type="float" office:value="0">
            <text:p>0.00 </text:p>
          </table:table-cell>
          <table:table-cell table:style-name="ce118" table:formula="of:=SUM([.G5:.G500])" office:value-type="float" office:value="0">
            <text:p>0.00 </text:p>
          </table:table-cell>
          <table:table-cell table:style-name="ce118" table:formula="of:=SUM([.H5:.H500])" office:value-type="float" office:value="0">
            <text:p>0.00 </text:p>
          </table:table-cell>
          <table:table-cell table:style-name="ce125" table:number-columns-repeated="1016"/>
        </table:table-row>
        <table:table-row table:style-name="ro12">
          <table:table-cell table:style-name="ce104" office:value-type="string" table:number-columns-spanned="1" table:number-rows-spanned="3">
            <text:p>Sales <text:s text:c="5"/>Date</text:p>
          </table:table-cell>
          <table:table-cell table:style-name="ce108" office:value-type="string" table:number-columns-spanned="1" table:number-rows-spanned="3">
            <text:p>Customer Name</text:p>
          </table:table-cell>
          <table:table-cell table:style-name="ce111" office:value-type="string" table:number-columns-spanned="1" table:number-rows-spanned="3">
            <text:p>Sales Invoice Number or reference</text:p>
          </table:table-cell>
          <table:table-cell table:style-name="ce114" office:value-type="string" table:number-columns-spanned="1" table:number-rows-spanned="3">
            <text:p>Sales <text:s text:c="12"/>Description</text:p>
          </table:table-cell>
          <table:table-cell table:style-name="ce116" table:number-columns-spanned="1" table:number-rows-spanned="3"/>
          <table:table-cell table:style-name="ce108" office:value-type="string" table:number-columns-spanned="1" table:number-rows-spanned="3">
            <text:p>Sales Value including <text:s text:c="2"/>Vat</text:p>
          </table:table-cell>
          <table:table-cell table:style-name="ce121" table:formula="of:=['file:///C:/Users/Antony/diy/UK/UK%202009-2010%20Company/UK%202010-10-31%20(Oct10)%20Company%20OO/Sales.ods'#$ClosingDebtors.$G$2]" office:value-type="float" office:value="17.5">
            <text:p>17.50 </text:p>
          </table:table-cell>
          <table:table-cell table:style-name="ce108" office:value-type="string" table:number-columns-spanned="1" table:number-rows-spanned="3">
            <text:p>Sales <text:s text:c="8"/>Net of Vat</text:p>
          </table:table-cell>
          <table:table-cell table:style-name="ce125" table:number-columns-repeated="1016"/>
        </table:table-row>
        <table:table-row table:style-name="ro13">
          <table:covered-table-cell table:number-columns-repeated="6"/>
          <table:table-cell table:style-name="ce108" office:value-type="string">
            <text:p>Vat <text:s text:c="6"/>Output</text:p>
          </table:table-cell>
          <table:covered-table-cell/>
          <table:table-cell table:style-name="ce126" table:number-columns-repeated="1016"/>
        </table:table-row>
        <table:table-row table:style-name="ro3">
          <table:covered-table-cell table:number-columns-repeated="6"/>
          <table:table-cell table:style-name="ce122" table:formula="of:=['file:///C:/Users/Antony/diy/UK/UK%202009-2010%20Company/UK%202010-10-31%20(Oct10)%20Company%20OO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3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3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3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3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3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3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3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3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3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3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3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3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3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3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3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3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3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3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3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3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3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3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3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3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3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3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3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3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3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3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3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3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3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3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3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3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3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3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3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3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3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3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3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3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3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3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3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3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3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3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3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3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3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3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3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3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3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3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3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3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3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3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3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3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3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3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3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3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3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3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3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3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3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3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3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3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3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3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3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3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3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3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3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3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3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3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3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3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3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3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3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3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3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3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3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3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3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3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3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3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3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3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3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3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3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3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3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3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3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3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3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3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3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3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3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3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3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3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3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3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3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3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3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3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3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3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3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3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3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3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3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3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3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3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3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3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3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3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3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3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3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3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3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3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3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3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3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3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3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3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3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3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3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3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3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3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3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3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3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3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3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3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3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3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3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3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3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3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3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3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3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3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3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3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3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3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3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3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3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3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3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3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3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3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3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3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3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3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3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3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3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3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3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3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3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6"/>
          <table:table-cell table:style-name="ce109"/>
          <table:table-cell table:style-name="ce112" table:number-columns-repeated="2"/>
          <table:table-cell table:style-name="ce117"/>
          <table:table-cell table:style-name="ce120"/>
          <table:table-cell table:style-name="ce124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4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3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3" table:number-columns-repeated="2"/>
          <table:table-cell table:number-columns-repeated="1016"/>
        </table:table-row>
        <table:table-row table:style-name="ro3" table:number-rows-repeated="649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909" table:style-name="ta7">
        <table:table-column table:style-name="co26" table:default-cell-style-name="ce129"/>
        <table:table-column table:style-name="co27" table:default-cell-style-name="ce131"/>
        <table:table-column table:style-name="co28" table:default-cell-style-name="ce135"/>
        <table:table-column table:style-name="co2" table:default-cell-style-name="ce139"/>
        <table:table-column table:style-name="co29" table:default-cell-style-name="ce132"/>
        <table:table-column table:style-name="co30" table:default-cell-style-name="ce144"/>
        <table:table-column table:style-name="co4" table:default-cell-style-name="ce144"/>
        <table:table-column table:style-name="co20" table:default-cell-style-name="ce144"/>
        <table:table-column table:style-name="co10" table:number-columns-repeated="1016" table:default-cell-style-name="ce131"/>
        <table:table-row table:style-name="ro6">
          <table:table-cell table:style-name="ce128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8" office:value-type="string" table:number-columns-spanned="2" table:number-rows-spanned="1">
            <text:p>Total for Month</text:p>
          </table:table-cell>
          <table:covered-table-cell/>
          <table:table-cell table:style-name="ce118" table:formula="of:=SUM([.F5:.F200])" office:value-type="float" office:value="0">
            <text:p>0.00 </text:p>
          </table:table-cell>
          <table:table-cell table:style-name="ce118" table:formula="of:=SUM([.G5:.G200])" office:value-type="float" office:value="0">
            <text:p>0.00 </text:p>
          </table:table-cell>
          <table:table-cell table:style-name="ce118" table:formula="of:=SUM([.H5:.H200])" office:value-type="float" office:value="0">
            <text:p>0.00 </text:p>
          </table:table-cell>
          <table:table-cell table:style-name="ce127" table:number-columns-repeated="1016"/>
        </table:table-row>
        <table:table-row table:style-name="ro7">
          <table:table-cell table:style-name="ce104" office:value-type="string" table:number-columns-spanned="1" table:number-rows-spanned="3">
            <text:p>Purchase Date</text:p>
          </table:table-cell>
          <table:table-cell table:style-name="ce108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6" office:value-type="string" table:number-columns-spanned="1" table:number-rows-spanned="3">
            <text:p>Purchase Invoice Number or Reference</text:p>
          </table:table-cell>
          <table:table-cell table:style-name="ce114" office:value-type="string" table:number-columns-spanned="1" table:number-rows-spanned="3">
            <text:p>Purchase Description</text:p>
          </table:table-cell>
          <table:table-cell table:style-name="ce142" table:number-columns-spanned="1" table:number-rows-spanned="3"/>
          <table:table-cell table:style-name="ce108" office:value-type="string" table:number-columns-spanned="1" table:number-rows-spanned="3">
            <text:p>Total Purchase Value incl Vat</text:p>
          </table:table-cell>
          <table:table-cell table:style-name="ce147" table:formula="of:=['file:///C:/Users/Antony/diy/UK/UK%202009-2010%20Company/UK%202010-10-31%20(Oct10)%20Company%20OO/Purchases.ods'#$OpeningCreditors.$G$2]" office:value-type="float" office:value="15">
            <text:p>15.0 </text:p>
          </table:table-cell>
          <table:table-cell table:style-name="ce108" office:value-type="string" table:number-columns-spanned="1" table:number-rows-spanned="3">
            <text:p>Purchases <text:s text:c="10"/>Net of Vat</text:p>
          </table:table-cell>
          <table:table-cell table:style-name="ce148" table:number-columns-repeated="1016"/>
        </table:table-row>
        <table:table-row table:style-name="ro7">
          <table:covered-table-cell table:number-columns-repeated="6"/>
          <table:table-cell table:style-name="ce108" office:value-type="string" table:number-columns-spanned="1" table:number-rows-spanned="2">
            <text:p>Vat Input</text:p>
          </table:table-cell>
          <table:covered-table-cell/>
          <table:table-cell table:style-name="ce149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6"/>
          <table:table-cell table:style-name="ce132"/>
          <table:table-cell table:style-name="ce133"/>
          <table:table-cell table:style-name="ce145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3"/>
          <table:table-cell table:style-name="ce137"/>
          <table:table-cell table:style-name="ce133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3"/>
          <table:table-cell table:style-name="ce137"/>
          <table:table-cell table:style-name="ce140"/>
          <table:table-cell table:style-name="ce133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30"/>
          <table:table-cell table:style-name="ce134"/>
          <table:table-cell table:style-name="ce138"/>
          <table:table-cell table:style-name="ce141"/>
          <table:table-cell table:style-name="ce143"/>
          <table:table-cell table:style-name="ce146"/>
          <table:table-cell table:style-name="ce146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6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653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1009" table:style-name="ta7">
        <table:table-column table:style-name="co26" table:default-cell-style-name="ce129"/>
        <table:table-column table:style-name="co27" table:default-cell-style-name="ce131"/>
        <table:table-column table:style-name="co28" table:default-cell-style-name="ce135"/>
        <table:table-column table:style-name="co2" table:default-cell-style-name="ce139"/>
        <table:table-column table:style-name="co29" table:default-cell-style-name="ce132"/>
        <table:table-column table:style-name="co31" table:default-cell-style-name="ce144"/>
        <table:table-column table:style-name="co4" table:default-cell-style-name="ce144"/>
        <table:table-column table:style-name="co20" table:default-cell-style-name="ce144"/>
        <table:table-column table:style-name="co10" table:number-columns-repeated="1016" table:default-cell-style-name="ce131"/>
        <table:table-row table:style-name="ro6">
          <table:table-cell table:style-name="ce128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8" office:value-type="string" table:number-columns-spanned="2" table:number-rows-spanned="1">
            <text:p>Total for Month</text:p>
          </table:table-cell>
          <table:covered-table-cell/>
          <table:table-cell table:style-name="ce118" table:formula="of:=SUM([.F5:.F200])" office:value-type="float" office:value="0">
            <text:p>0.00 </text:p>
          </table:table-cell>
          <table:table-cell table:style-name="ce118" table:formula="of:=SUM([.G5:.G200])" office:value-type="float" office:value="0">
            <text:p>0.00 </text:p>
          </table:table-cell>
          <table:table-cell table:style-name="ce118" table:formula="of:=SUM([.H5:.H200])" office:value-type="float" office:value="0">
            <text:p>0.00 </text:p>
          </table:table-cell>
          <table:table-cell table:style-name="ce127" table:number-columns-repeated="1016"/>
        </table:table-row>
        <table:table-row table:style-name="ro7">
          <table:table-cell table:style-name="ce104" office:value-type="string" table:number-columns-spanned="1" table:number-rows-spanned="3">
            <text:p>Purchase Date</text:p>
          </table:table-cell>
          <table:table-cell table:style-name="ce108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6" office:value-type="string" table:number-columns-spanned="1" table:number-rows-spanned="3">
            <text:p>Purchase Invoice Number or Reference</text:p>
          </table:table-cell>
          <table:table-cell table:style-name="ce114" office:value-type="string" table:number-columns-spanned="1" table:number-rows-spanned="3">
            <text:p>Purchase Description</text:p>
          </table:table-cell>
          <table:table-cell table:style-name="ce142" table:number-columns-spanned="1" table:number-rows-spanned="3"/>
          <table:table-cell table:style-name="ce108" office:value-type="string" table:number-columns-spanned="1" table:number-rows-spanned="3">
            <text:p>Total Purchase Value incl Vat</text:p>
          </table:table-cell>
          <table:table-cell table:style-name="ce147" table:formula="of:=['file:///C:/Users/Antony/diy/UK/UK%202009-2010%20Company/UK%202010-10-31%20(Oct10)%20Company%20OO/Purchases.ods'#$OpeningCreditors.$G$2]" office:value-type="float" office:value="15">
            <text:p>15.0 </text:p>
          </table:table-cell>
          <table:table-cell table:style-name="ce108" office:value-type="string" table:number-columns-spanned="1" table:number-rows-spanned="3">
            <text:p>Purchases <text:s text:c="10"/>Net of Vat</text:p>
          </table:table-cell>
          <table:table-cell table:style-name="ce148" table:number-columns-repeated="1016"/>
        </table:table-row>
        <table:table-row table:style-name="ro7">
          <table:covered-table-cell table:number-columns-repeated="6"/>
          <table:table-cell table:style-name="ce108" office:value-type="string" table:number-columns-spanned="1" table:number-rows-spanned="2">
            <text:p>Vat Input</text:p>
          </table:table-cell>
          <table:covered-table-cell/>
          <table:table-cell table:style-name="ce149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6"/>
          <table:table-cell table:style-name="ce132"/>
          <table:table-cell table:style-name="ce133"/>
          <table:table-cell table:style-name="ce145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3"/>
          <table:table-cell table:style-name="ce137"/>
          <table:table-cell table:style-name="ce133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3"/>
          <table:table-cell table:style-name="ce137"/>
          <table:table-cell table:style-name="ce140"/>
          <table:table-cell table:style-name="ce133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30"/>
          <table:table-cell table:style-name="ce134"/>
          <table:table-cell table:style-name="ce138"/>
          <table:table-cell table:style-name="ce141"/>
          <table:table-cell table:style-name="ce143"/>
          <table:table-cell table:style-name="ce146"/>
          <table:table-cell table:style-name="ce146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6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653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1110" table:style-name="ta7">
        <table:table-column table:style-name="co26" table:default-cell-style-name="ce129"/>
        <table:table-column table:style-name="co27" table:default-cell-style-name="ce131"/>
        <table:table-column table:style-name="co28" table:default-cell-style-name="ce135"/>
        <table:table-column table:style-name="co2" table:default-cell-style-name="ce139"/>
        <table:table-column table:style-name="co29" table:default-cell-style-name="ce132"/>
        <table:table-column table:style-name="co32" table:default-cell-style-name="ce144"/>
        <table:table-column table:style-name="co4" table:default-cell-style-name="ce144"/>
        <table:table-column table:style-name="co20" table:default-cell-style-name="ce144"/>
        <table:table-column table:style-name="co10" table:number-columns-repeated="1016" table:default-cell-style-name="ce131"/>
        <table:table-row table:style-name="ro6">
          <table:table-cell table:style-name="ce128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8" office:value-type="string" table:number-columns-spanned="2" table:number-rows-spanned="1">
            <text:p>Total for Month</text:p>
          </table:table-cell>
          <table:covered-table-cell/>
          <table:table-cell table:style-name="ce118" table:formula="of:=SUM([.F5:.F200])" office:value-type="float" office:value="0">
            <text:p>0.00 </text:p>
          </table:table-cell>
          <table:table-cell table:style-name="ce118" table:formula="of:=SUM([.G5:.G200])" office:value-type="float" office:value="0">
            <text:p>0.00 </text:p>
          </table:table-cell>
          <table:table-cell table:style-name="ce118" table:formula="of:=SUM([.H5:.H200])" office:value-type="float" office:value="0">
            <text:p>0.00 </text:p>
          </table:table-cell>
          <table:table-cell table:style-name="ce127" table:number-columns-repeated="1016"/>
        </table:table-row>
        <table:table-row table:style-name="ro7">
          <table:table-cell table:style-name="ce104" office:value-type="string" table:number-columns-spanned="1" table:number-rows-spanned="3">
            <text:p>Purchase Date</text:p>
          </table:table-cell>
          <table:table-cell table:style-name="ce108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6" office:value-type="string" table:number-columns-spanned="1" table:number-rows-spanned="3">
            <text:p>Purchase Invoice Number or Reference</text:p>
          </table:table-cell>
          <table:table-cell table:style-name="ce114" office:value-type="string" table:number-columns-spanned="1" table:number-rows-spanned="3">
            <text:p>Purchase Description</text:p>
          </table:table-cell>
          <table:table-cell table:style-name="ce142" table:number-columns-spanned="1" table:number-rows-spanned="3"/>
          <table:table-cell table:style-name="ce108" office:value-type="string" table:number-columns-spanned="1" table:number-rows-spanned="3">
            <text:p>Total Purchase Value incl Vat</text:p>
          </table:table-cell>
          <table:table-cell table:style-name="ce147" table:formula="of:=['file:///C:/Users/Antony/diy/UK/UK%202009-2010%20Company/UK%202010-10-31%20(Oct10)%20Company%20OO/Purchases.ods'#$ClosingCreditors.$G$2]" office:value-type="float" office:value="17.5">
            <text:p>17.5 </text:p>
          </table:table-cell>
          <table:table-cell table:style-name="ce108" office:value-type="string" table:number-columns-spanned="1" table:number-rows-spanned="3">
            <text:p>Purchases <text:s text:c="10"/>Net of Vat</text:p>
          </table:table-cell>
          <table:table-cell table:style-name="ce148" table:number-columns-repeated="1016"/>
        </table:table-row>
        <table:table-row table:style-name="ro7">
          <table:covered-table-cell table:number-columns-repeated="6"/>
          <table:table-cell table:style-name="ce108" office:value-type="string" table:number-columns-spanned="1" table:number-rows-spanned="2">
            <text:p>Vat Input</text:p>
          </table:table-cell>
          <table:covered-table-cell/>
          <table:table-cell table:style-name="ce149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6"/>
          <table:table-cell table:style-name="ce132"/>
          <table:table-cell table:style-name="ce133"/>
          <table:table-cell table:style-name="ce145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3"/>
          <table:table-cell table:style-name="ce137"/>
          <table:table-cell table:style-name="ce133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3"/>
          <table:table-cell table:style-name="ce137"/>
          <table:table-cell table:style-name="ce140"/>
          <table:table-cell table:style-name="ce133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30"/>
          <table:table-cell table:style-name="ce134"/>
          <table:table-cell table:style-name="ce138"/>
          <table:table-cell table:style-name="ce141"/>
          <table:table-cell table:style-name="ce143"/>
          <table:table-cell table:style-name="ce146"/>
          <table:table-cell table:style-name="ce146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6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653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1210" table:style-name="ta7">
        <table:table-column table:style-name="co26" table:default-cell-style-name="ce129"/>
        <table:table-column table:style-name="co27" table:default-cell-style-name="ce131"/>
        <table:table-column table:style-name="co28" table:default-cell-style-name="ce135"/>
        <table:table-column table:style-name="co2" table:default-cell-style-name="ce139"/>
        <table:table-column table:style-name="co29" table:default-cell-style-name="ce132"/>
        <table:table-column table:style-name="co33" table:default-cell-style-name="ce144"/>
        <table:table-column table:style-name="co4" table:default-cell-style-name="ce144"/>
        <table:table-column table:style-name="co20" table:default-cell-style-name="ce144"/>
        <table:table-column table:style-name="co10" table:number-columns-repeated="1016" table:default-cell-style-name="ce131"/>
        <table:table-row table:style-name="ro6">
          <table:table-cell table:style-name="ce128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8" office:value-type="string" table:number-columns-spanned="2" table:number-rows-spanned="1">
            <text:p>Total for Month</text:p>
          </table:table-cell>
          <table:covered-table-cell/>
          <table:table-cell table:style-name="ce118" table:formula="of:=SUM([.F5:.F200])" office:value-type="float" office:value="0">
            <text:p>0.00 </text:p>
          </table:table-cell>
          <table:table-cell table:style-name="ce118" table:formula="of:=SUM([.G5:.G200])" office:value-type="float" office:value="0">
            <text:p>0.00 </text:p>
          </table:table-cell>
          <table:table-cell table:style-name="ce118" table:formula="of:=SUM([.H5:.H200])" office:value-type="float" office:value="0">
            <text:p>0.00 </text:p>
          </table:table-cell>
          <table:table-cell table:style-name="ce127" table:number-columns-repeated="1016"/>
        </table:table-row>
        <table:table-row table:style-name="ro7">
          <table:table-cell table:style-name="ce104" office:value-type="string" table:number-columns-spanned="1" table:number-rows-spanned="3">
            <text:p>Purchase Date</text:p>
          </table:table-cell>
          <table:table-cell table:style-name="ce108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6" office:value-type="string" table:number-columns-spanned="1" table:number-rows-spanned="3">
            <text:p>Purchase Invoice Number or Reference</text:p>
          </table:table-cell>
          <table:table-cell table:style-name="ce114" office:value-type="string" table:number-columns-spanned="1" table:number-rows-spanned="3">
            <text:p>Purchase Description</text:p>
          </table:table-cell>
          <table:table-cell table:style-name="ce142" table:number-columns-spanned="1" table:number-rows-spanned="3"/>
          <table:table-cell table:style-name="ce108" office:value-type="string" table:number-columns-spanned="1" table:number-rows-spanned="3">
            <text:p>Total Purchase Value incl Vat</text:p>
          </table:table-cell>
          <table:table-cell table:style-name="ce147" table:formula="of:=['file:///C:/Users/Antony/diy/UK/UK%202009-2010%20Company/UK%202010-10-31%20(Oct10)%20Company%20OO/Purchases.ods'#$ClosingCreditors.$G$2]" office:value-type="float" office:value="17.5">
            <text:p>17.5 </text:p>
          </table:table-cell>
          <table:table-cell table:style-name="ce108" office:value-type="string" table:number-columns-spanned="1" table:number-rows-spanned="3">
            <text:p>Purchases <text:s text:c="10"/>Net of Vat</text:p>
          </table:table-cell>
          <table:table-cell table:style-name="ce148" table:number-columns-repeated="1016"/>
        </table:table-row>
        <table:table-row table:style-name="ro7">
          <table:covered-table-cell table:number-columns-repeated="6"/>
          <table:table-cell table:style-name="ce108" office:value-type="string" table:number-columns-spanned="1" table:number-rows-spanned="2">
            <text:p>Vat Input</text:p>
          </table:table-cell>
          <table:covered-table-cell/>
          <table:table-cell table:style-name="ce149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6"/>
          <table:table-cell table:style-name="ce132"/>
          <table:table-cell table:style-name="ce133"/>
          <table:table-cell table:style-name="ce145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3"/>
          <table:table-cell table:style-name="ce137"/>
          <table:table-cell table:style-name="ce133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3"/>
          <table:table-cell table:style-name="ce137"/>
          <table:table-cell table:style-name="ce140"/>
          <table:table-cell table:style-name="ce133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30"/>
          <table:table-cell table:style-name="ce134"/>
          <table:table-cell table:style-name="ce138"/>
          <table:table-cell table:style-name="ce141"/>
          <table:table-cell table:style-name="ce143"/>
          <table:table-cell table:style-name="ce146"/>
          <table:table-cell table:style-name="ce146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6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653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C:/Users/Antony/diy/UK/UK%202009-2010%20Company/UK%202010-10-31%20(Oct10)%20Company%20OO/Sales.ods'#OpeningDebtors" table:print="false" table:style-name="ta_extref">
        <table:table-source xlink:href="../Sales.ods" table:table-name="OpeningDebtors" table:filter-name="calc8" table:mode="copy-results-only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15">
            <text:p>15</text:p>
          </table:table-cell>
        </table:table-row>
        <table:table-row>
          <table:table-cell table:number-columns-repeated="7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09-2010%20Company/UK%202010-10-31%20(Oct10)%20Company%20OO/Sales.ods'#Nov09" table:print="false" table:style-name="ta_extref">
        <table:table-source xlink:href="../Sales.ods" table:table-name="Nov09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09-2010%20Company/UK%202010-10-31%20(Oct10)%20Company%20OO/Sales.ods'#Dec09" table:print="false" table:style-name="ta_extref">
        <table:table-source xlink:href="../Sales.ods" table:table-name="Dec09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09-2010%20Company/UK%202010-10-31%20(Oct10)%20Company%20OO/Sales.ods'#Jan10" table:print="false" table:style-name="ta_extref">
        <table:table-source xlink:href="../Sales.ods" table:table-name="Jan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09-2010%20Company/UK%202010-10-31%20(Oct10)%20Company%20OO/Sales.ods'#Feb10" table:print="false" table:style-name="ta_extref">
        <table:table-source xlink:href="../Sales.ods" table:table-name="Feb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09-2010%20Company/UK%202010-10-31%20(Oct10)%20Company%20OO/Sales.ods'#Mar10" table:print="false" table:style-name="ta_extref">
        <table:table-source xlink:href="../Sales.ods" table:table-name="Mar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09-2010%20Company/UK%202010-10-31%20(Oct10)%20Company%20OO/Sales.ods'#Apr10" table:print="false" table:style-name="ta_extref">
        <table:table-source xlink:href="../Sales.ods" table:table-name="Apr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09-2010%20Company/UK%202010-10-31%20(Oct10)%20Company%20OO/Sales.ods'#May10" table:print="false" table:style-name="ta_extref">
        <table:table-source xlink:href="../Sales.ods" table:table-name="May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09-2010%20Company/UK%202010-10-31%20(Oct10)%20Company%20OO/Sales.ods'#Jun10" table:print="false" table:style-name="ta_extref">
        <table:table-source xlink:href="../Sales.ods" table:table-name="Jun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09-2010%20Company/UK%202010-10-31%20(Oct10)%20Company%20OO/Sales.ods'#Jul10" table:print="false" table:style-name="ta_extref">
        <table:table-source xlink:href="../Sales.ods" table:table-name="Jul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09-2010%20Company/UK%202010-10-31%20(Oct10)%20Company%20OO/Sales.ods'#Aug10" table:print="false" table:style-name="ta_extref">
        <table:table-source xlink:href="../Sales.ods" table:table-name="Aug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09-2010%20Company/UK%202010-10-31%20(Oct10)%20Company%20OO/Sales.ods'#Sep10" table:print="false" table:style-name="ta_extref">
        <table:table-source xlink:href="../Sales.ods" table:table-name="Sep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09-2010%20Company/UK%202010-10-31%20(Oct10)%20Company%20OO/Sales.ods'#Oct10" table:print="false" table:style-name="ta_extref">
        <table:table-source xlink:href="../Sales.ods" table:table-name="Oct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09-2010%20Company/UK%202010-10-31%20(Oct10)%20Company%20OO/Sales.ods'#ClosingDebtors" table:print="false" table:style-name="ta_extref">
        <table:table-source xlink:href="../Sales.ods" table:table-name="ClosingDebtors" table:filter-name="calc8" table:mode="copy-results-only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17.5">
            <text:p>17.5</text:p>
          </table:table-cell>
        </table:table-row>
        <table:table-row>
          <table:table-cell table:number-columns-repeated="7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09-2010%20Company/UK%202010-10-31%20(Oct10)%20Company%20OO/Purchases.ods'#OpeningCreditors" table:print="false" table:style-name="ta_extref">
        <table:table-source xlink:href="../Purchases.ods" table:table-name="OpeningCreditors" table:filter-name="calc8" table:mode="copy-results-only"/>
        <table:table-row>
          <table:table-cell table:number-columns-repeated="7"/>
        </table:table-row>
        <table:table-row>
          <table:table-cell table:number-columns-repeated="6"/>
          <table:table-cell table:style-name="ce4" office:value-type="float" office:value="15">
            <text:p>15</text:p>
          </table:table-cell>
        </table:table-row>
      </table:table>
      <table:table table:name="'file:///C:/Users/Antony/diy/UK/UK%202009-2010%20Company/UK%202010-10-31%20(Oct10)%20Company%20OO/Purchases.ods'#Nov09" table:print="false" table:style-name="ta_extref">
        <table:table-source xlink:href="../Purchases.ods" table:table-name="Nov09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09-2010%20Company/UK%202010-10-31%20(Oct10)%20Company%20OO/Purchases.ods'#Dec09" table:print="false" table:style-name="ta_extref">
        <table:table-source xlink:href="../Purchases.ods" table:table-name="Dec09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09-2010%20Company/UK%202010-10-31%20(Oct10)%20Company%20OO/Purchases.ods'#Jan10" table:print="false" table:style-name="ta_extref">
        <table:table-source xlink:href="../Purchases.ods" table:table-name="Jan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09-2010%20Company/UK%202010-10-31%20(Oct10)%20Company%20OO/Purchases.ods'#Feb10" table:print="false" table:style-name="ta_extref">
        <table:table-source xlink:href="../Purchases.ods" table:table-name="Feb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09-2010%20Company/UK%202010-10-31%20(Oct10)%20Company%20OO/Purchases.ods'#Mar10" table:print="false" table:style-name="ta_extref">
        <table:table-source xlink:href="../Purchases.ods" table:table-name="Mar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09-2010%20Company/UK%202010-10-31%20(Oct10)%20Company%20OO/Purchases.ods'#Apr10" table:print="false" table:style-name="ta_extref">
        <table:table-source xlink:href="../Purchases.ods" table:table-name="Apr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09-2010%20Company/UK%202010-10-31%20(Oct10)%20Company%20OO/Purchases.ods'#May10" table:print="false" table:style-name="ta_extref">
        <table:table-source xlink:href="../Purchases.ods" table:table-name="May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09-2010%20Company/UK%202010-10-31%20(Oct10)%20Company%20OO/Purchases.ods'#Jun10" table:print="false" table:style-name="ta_extref">
        <table:table-source xlink:href="../Purchases.ods" table:table-name="Jun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09-2010%20Company/UK%202010-10-31%20(Oct10)%20Company%20OO/Purchases.ods'#Jul10" table:print="false" table:style-name="ta_extref">
        <table:table-source xlink:href="../Purchases.ods" table:table-name="Jul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09-2010%20Company/UK%202010-10-31%20(Oct10)%20Company%20OO/Purchases.ods'#Aug10" table:print="false" table:style-name="ta_extref">
        <table:table-source xlink:href="../Purchases.ods" table:table-name="Aug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09-2010%20Company/UK%202010-10-31%20(Oct10)%20Company%20OO/Purchases.ods'#Sep10" table:print="false" table:style-name="ta_extref">
        <table:table-source xlink:href="../Purchases.ods" table:table-name="Sep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09-2010%20Company/UK%202010-10-31%20(Oct10)%20Company%20OO/Purchases.ods'#Oct10" table:print="false" table:style-name="ta_extref">
        <table:table-source xlink:href="../Purchases.ods" table:table-name="Oct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09-2010%20Company/UK%202010-10-31%20(Oct10)%20Company%20OO/Purchases.ods'#ClosingCreditors" table:print="false" table:style-name="ta_extref">
        <table:table-source xlink:href="../Purchases.ods" table:table-name="ClosingCreditors" table:filter-name="calc8" table:mode="copy-results-only"/>
        <table:table-row>
          <table:table-cell table:number-columns-repeated="7"/>
        </table:table-row>
        <table:table-row>
          <table:table-cell table:number-columns-repeated="6"/>
          <table:table-cell table:style-name="ce4" office:value-type="float" office:value="17.5">
            <text:p>17.5</text:p>
          </table:table-cell>
        </table:table-row>
      </table:table>
      <table:table table:name="'file:///C:/Users/Antony/diy/UK/UK%202009-2010%20Company/UK%202010-10-31%20(Oct10)%20Company%20OO/Financialaccounts.ods'#Admin" table:print="false" table:style-name="ta_extref">
        <table:table-source xlink:href="../Financialaccounts.ods" table:table-name="Admin" table:filter-name="calc8" table:mode="copy-results-only"/>
        <table:table-row table:number-rows-repeated="19">
          <table:table-cell table:number-columns-repeated="2"/>
        </table:table-row>
        <table:table-row>
          <table:table-cell/>
          <table:table-cell table:style-name="ce2" office:value-type="float" office:value="40086">
            <text:p>40086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117">
            <text:p>4011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147">
            <text:p>4014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178">
            <text:p>4017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209">
            <text:p>4020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237">
            <text:p>4023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268">
            <text:p>4026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298">
            <text:p>4029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329">
            <text:p>4032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359">
            <text:p>4035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390">
            <text:p>40390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421">
            <text:p>40421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451">
            <text:p>40451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482">
            <text:p>4048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512">
            <text:p>4051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543">
            <text:p>4054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574">
            <text:p>4057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number-style style:name="N107">
      <number:number number:decimal-places="2" number:min-integer-digits="1" number:grouping="true"/>
      <number:text> </number:text>
    </number:number-style>
    <number:number-style style:name="N108P0" style:volatile="true">
      <number:number number:decimal-places="2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8P0"/>
    </number:number-style>
    <number:number-style style:name="N109">
      <number:number number:decimal-places="0" number:min-integer-digits="1"/>
      <number:text> </number:text>
    </number:number-style>
    <number:number-style style:name="N110P0" style:volatile="true">
      <number:number number:decimal-places="0" number:min-integer-digits="1"/>
      <number:text> </number:text>
    </number:number-style>
    <number:number-style style:name="N110">
      <style:text-properties fo:color="#ff0000"/>
      <number:text>-</number:text>
      <number:number number:decimal-places="0" number:min-integer-digits="1"/>
      <number:text> </number:text>
      <style:map style:condition="value()&gt;=0" style:apply-style-name="N110P0"/>
    </number:number-style>
    <number:date-style style:name="N111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11">
      <number:text-content/>
      <style:map style:condition="value()&gt;=0" style:apply-style-name="N111P0"/>
    </number:text-style>
    <number:number-style style:name="N112">
      <number:number number:decimal-places="1" number:min-integer-digits="1" number:grouping="true"/>
      <number:text> </number:text>
    </number:number-style>
    <number:number-style style:name="N113P0" style:volatile="true">
      <number:number number:decimal-places="1" number:min-integer-digits="1" number:grouping="true"/>
      <number:text> </number:text>
    </number:number-style>
    <number:number-style style:name="N113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13P0"/>
    </number:number-style>
    <number:date-style style:name="N114">
      <number:month number:textual="true"/>
      <number:text>-</number:text>
      <number:year/>
    </number:date-style>
    <number:number-style style:name="N115">
      <number:number number:decimal-places="0" number:min-integer-digits="1"/>
      <number:text> </number:text>
    </number:number-style>
    <number:number-style style:name="N116P0" style:volatile="true">
      <number:number number:decimal-places="0" number:min-integer-digits="1"/>
      <number:text> </number:text>
    </number:number-style>
    <number:number-style style:name="N116">
      <style:text-properties fo:color="#ff0000"/>
      <number:text>-</number:text>
      <number:number number:decimal-places="0" number:min-integer-digits="1"/>
      <number:text> </number:text>
      <style:map style:condition="value()&gt;=0" style:apply-style-name="N116P0"/>
    </number:number-style>
    <number:number-style style:name="N117">
      <number:number number:decimal-places="1" number:min-integer-digits="1"/>
    </number:number-style>
    <number:date-style style:name="N118P0" style:volatile="true">
      <number:day number:style="long"/>
      <number:text>/</number:text>
      <number:month number:style="long"/>
      <number:text>/</number:text>
      <number:year/>
    </number:date-style>
    <number:text-style style:name="N118">
      <number:text-content/>
      <style:map style:condition="value()&gt;=0" style:apply-style-name="N118P0"/>
    </number:text-style>
    <number:currency-style style:name="N119">
      <number:currency-symbol>£</number:currency-symbol>
      <number:number number:decimal-places="0" number:min-integer-digits="1" number:grouping="true"/>
    </number:currency-style>
    <number:date-style style:name="N12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0">
      <number:text-content/>
      <style:map style:condition="value()&gt;=0" style:apply-style-name="N120P0"/>
    </number:text-style>
    <number:percentage-style style:name="N121">
      <number:number number:decimal-places="1" number:min-integer-digits="1"/>
      <number:text>%</number:text>
    </number:percentage-style>
    <number:currency-style style:name="N122">
      <number:currency-symbol>£</number:currency-symbol>
      <number:number number:decimal-places="2" number:min-integer-digits="1" number:grouping="true"/>
    </number:currency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0.801cm" fo:margin-bottom="0.801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5">
      <style:page-layout-properties style:num-format="1" style:print-orientation="landscape" fo:margin-top="1.3cm" fo:margin-bottom="1.3cm" fo:margin-left="1.401cm" fo:margin-right="1.401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6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3">13/10/2010</text:date>, <text:time>22:1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VAT RETURN Quarter 1 2006</text:p>
      </style:header>
      <style:header-left style:display="false"/>
      <style:footer>
        <style:region-left>
          <text:p><text:date style:data-style-name="N2" text:date-value="2010-10-13">13/10/2010</text:date> <text:s/><text:time>22:11:33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3">
      <style:header>
        <text:p>VAT RETURN Quarter 2 2006</text:p>
      </style:header>
      <style:header-left style:display="false"/>
      <style:footer>
        <style:region-left>
          <text:p><text:date style:data-style-name="N2" text:date-value="2010-10-13">13/10/2010</text:date> <text:s/><text:time>22:11:33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3">
      <style:header>
        <text:p>VAT RETURN Quarter 3 2006</text:p>
      </style:header>
      <style:header-left style:display="false"/>
      <style:footer>
        <style:region-left>
          <text:p><text:date style:data-style-name="N2" text:date-value="2010-10-13">13/10/2010</text:date> <text:s/><text:time>22:11:33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3">
      <style:header>
        <text:p>VAT RETURN Quarter 4 2006</text:p>
      </style:header>
      <style:header-left style:display="false"/>
      <style:footer>
        <style:region-left>
          <text:p><text:date style:data-style-name="N2" text:date-value="2010-10-13">13/10/2010</text:date> <text:s/><text:time>22:11:33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5" style:page-layout-name="Mpm4">
      <style:header>
        <text:p>VAT RETURN Quarter 5 2006</text:p>
      </style:header>
      <style:header-left style:display="false"/>
      <style:footer>
        <style:region-left>
          <text:p><text:date style:data-style-name="N2" text:date-value="2010-10-13">13/10/2010</text:date> <text:s/><text:time>22:11:33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6" style:page-layout-name="Mpm5">
      <style:header>
        <text:p>Vat Interface Working Paper</text:p>
      </style:header>
      <style:header-left style:display="false"/>
      <style:footer>
        <style:region-left>
          <text:p><text:date style:data-style-name="N2" text:date-value="2010-10-13">13/10/2010</text:date> <text:s/><text:time>22:11:33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7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Vat returns FMAN</dc:title>
    <meta:initial-creator>Terry Cartwright</meta:initial-creator>
    <dc:creator>Antony Cartwright</dc:creator>
    <meta:creation-date>2006-06-05T10:56:36Z</meta:creation-date>
    <dc:date>2010-10-13T22:11:33.38</dc:date>
    <meta:print-date>2007-02-10T23:38:25Z</meta:print-date>
    <meta:editing-duration>PT00H02M22S</meta:editing-duration>
    <meta:editing-cycles>1</meta:editing-cycles>
    <meta:document-statistic meta:table-count="14" meta:cell-count="5266" meta:object-count="0"/>
  </office:meta>
</office:document-meta>
</file>